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-color="#cc9966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-color="#6666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02cm" fo:min-width="0cm"/>
    </style:style>
    <style:style style:name="gr8" style:family="graphic" style:parent-style-name="standard">
      <style:graphic-properties svg:stroke-color="#66ff00" draw:textarea-vertical-align="middle"/>
    </style:style>
    <style:style style:name="gr9" style:family="graphic" style:parent-style-name="standard">
      <style:graphic-properties svg:stroke-color="#ff3333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004cm" fo:min-width="0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112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131cm" fo:min-width="0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39cm" fo:min-width="0cm"/>
    </style:style>
    <style:style style:name="gr14" style:family="graphic" style:parent-style-name="standard">
      <style:graphic-properties svg:stroke-color="#00ccff"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svg:stroke-color="#99ff66" draw:textarea-vertical-align="middle"/>
    </style:style>
    <style:style style:name="gr17" style:family="graphic" style:parent-style-name="standard">
      <style:graphic-properties svg:stroke-color="#99ccff" draw:textarea-vertical-align="middle"/>
    </style:style>
    <style:style style:name="gr18" style:family="graphic" style:parent-style-name="standard">
      <style:graphic-properties svg:stroke-color="#6600ff" draw:textarea-vertical-align="middle"/>
    </style:style>
    <style:style style:name="gr19" style:family="graphic" style:parent-style-name="standard">
      <style:graphic-properties svg:stroke-color="#ff6600" draw:textarea-vertical-align="middle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color="#000000" draw:textarea-vertical-align="middle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192cm" fo:min-width="0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131cm" fo:min-width="0cm"/>
    </style:style>
    <style:style style:name="gr25" style:family="graphic" style:parent-style-name="objectwithoutfill">
      <style:graphic-properties svg:stroke-color="#6666ff" draw:fill="none" draw:textarea-vertical-align="middle"/>
    </style:style>
    <style:style style:name="gr26" style:family="graphic" style:parent-style-name="objectwithoutfill">
      <style:graphic-properties svg:stroke-color="#ff6600" draw:fill="none" draw:textarea-vertical-align="middle"/>
    </style:style>
    <style:style style:name="gr27" style:family="graphic" style:parent-style-name="objectwithoutfill">
      <style:graphic-properties svg:stroke-color="#99ff66" draw:fill="none" draw:textarea-vertical-align="middle"/>
    </style:style>
    <style:style style:name="gr28" style:family="graphic" style:parent-style-name="objectwithoutfill">
      <style:graphic-properties svg:stroke-color="#ff00cc" draw:fill="none" draw:textarea-vertical-align="middle"/>
    </style:style>
    <style:style style:name="gr29" style:family="graphic" style:parent-style-name="standard">
      <style:graphic-properties svg:stroke-color="#ff00cc" draw:textarea-vertical-align="middle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31" style:family="graphic" style:parent-style-name="standard">
      <style:graphic-properties svg:stroke-color="#6666ff" draw:textarea-vertical-align="middle"/>
    </style:style>
    <style:style style:name="gr32" style:family="graphic" style:parent-style-name="standard">
      <style:graphic-properties svg:stroke-color="#9900ff" draw:textarea-vertical-align="middle"/>
    </style:style>
    <style:style style:name="gr33" style:family="graphic" style:parent-style-name="standard">
      <style:graphic-properties svg:stroke-color="#ffd320" draw:textarea-vertical-align="middle"/>
    </style:style>
    <style:style style:name="gr3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1.532cm"/>
    </style:style>
    <style:style style:name="gr35" style:family="graphic" style:parent-style-name="standard">
      <style:graphic-properties draw:textarea-horizontal-align="justify" draw:textarea-vertical-align="middle" draw:auto-grow-height="false"/>
    </style:style>
    <style:style style:name="gr36" style:family="graphic" style:parent-style-name="standard">
      <style:graphic-properties svg:stroke-color="#ccff00" draw:textarea-vertical-align="middle"/>
    </style:style>
    <style:style style:name="gr37" style:family="graphic" style:parent-style-name="standard">
      <style:graphic-properties svg:stroke-color="#ff33ff" draw:textarea-vertical-align="middle"/>
    </style:style>
    <style:style style:name="gr38" style:family="graphic" style:parent-style-name="standard">
      <style:graphic-properties svg:stroke-color="#66ffff" draw:textarea-vertical-align="middle"/>
    </style:style>
    <style:style style:name="gr39" style:family="graphic" style:parent-style-name="standard">
      <style:graphic-properties svg:stroke-color="#66ff99" draw:textarea-vertical-align="middle"/>
    </style:style>
    <style:style style:name="gr40" style:family="graphic" style:parent-style-name="standard">
      <style:graphic-properties svg:stroke-color="#999999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53cm"/>
    </style:style>
    <style:style style:name="gr44" style:family="graphic" style:parent-style-name="standard">
      <style:graphic-properties draw:stroke="solid" svg:stroke-color="#000000" draw:fill="none" draw:fill-color="#ffffff" fo:min-height="0.004cm"/>
    </style:style>
    <style:style style:name="gr45" style:family="graphic" style:parent-style-name="standard">
      <style:graphic-properties draw:stroke="solid" svg:stroke-color="#000000" draw:fill="none" draw:fill-color="#ffffff" fo:min-height="0.12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co1" style:family="table-column">
      <style:table-column-properties style:column-width="1.345cm" style:use-optimal-column-width="false"/>
    </style:style>
    <style:style style:name="co2" style:family="table-column">
      <style:table-column-properties style:column-width="3.481cm" style:use-optimal-column-width="false"/>
    </style:style>
    <style:style style:name="co3" style:family="table-column">
      <style:table-column-properties style:column-width="1.273cm" style:use-optimal-column-width="false"/>
    </style:style>
    <style:style style:name="co4" style:family="table-column">
      <style:table-column-properties style:column-width="2.276cm" style:use-optimal-column-width="false"/>
    </style:style>
    <style:style style:name="co5" style:family="table-column">
      <style:table-column-properties style:column-width="0.838cm" style:use-optimal-column-width="false"/>
    </style:style>
    <style:style style:name="co6" style:family="table-column">
      <style:table-column-properties style:column-width="1.323cm" style:use-optimal-column-width="false"/>
    </style:style>
    <style:style style:name="co7" style:family="table-column">
      <style:table-column-properties style:column-width="0.834cm" style:use-optimal-column-width="false"/>
    </style:style>
    <style:style style:name="co8" style:family="table-column">
      <style:table-column-properties style:column-width="1.203cm" style:use-optimal-column-width="false"/>
    </style:style>
    <style:style style:name="co9" style:family="table-column">
      <style:table-column-properties style:column-width="0.775cm" style:use-optimal-column-width="false"/>
    </style:style>
    <style:style style:name="co10" style:family="table-column">
      <style:table-column-properties style:column-width="1.072cm" style:use-optimal-column-width="false"/>
    </style:style>
    <style:style style:name="co11" style:family="table-column">
      <style:table-column-properties style:column-width="0.945cm" style:use-optimal-column-width="false"/>
    </style:style>
    <style:style style:name="co12" style:family="table-column">
      <style:table-column-properties style:column-width="3.574cm" style:use-optimal-column-width="false"/>
    </style:style>
    <style:style style:name="co13" style:family="table-column">
      <style:table-column-properties style:column-width="1.178cm" style:use-optimal-column-width="false"/>
    </style:style>
    <style:style style:name="co14" style:family="table-column">
      <style:table-column-properties style:column-width="1.452cm" style:use-optimal-column-width="false"/>
    </style:style>
    <style:style style:name="co15" style:family="table-column">
      <style:table-column-properties style:column-width="0.6cm" style:use-optimal-column-width="false"/>
    </style:style>
    <style:style style:name="co16" style:family="table-column">
      <style:table-column-properties style:column-width="2.059cm" style:use-optimal-column-width="false"/>
    </style:style>
    <style:style style:name="co17" style:family="table-column">
      <style:table-column-properties style:column-width="0.618cm" style:use-optimal-column-width="false"/>
    </style:style>
    <style:style style:name="co18" style:family="table-column">
      <style:table-column-properties style:column-width="2.832cm" style:use-optimal-column-width="false"/>
    </style:style>
    <style:style style:name="ro1" style:family="table-row">
      <style:table-row-properties style:row-height="0.499cm"/>
    </style:style>
    <style:style style:name="ro2" style:family="table-row">
      <style:table-row-properties style:row-height="0.475cm"/>
    </style:style>
    <style:style style:name="ro3" style:family="table-row">
      <style:table-row-properties style:row-height="0.655cm"/>
    </style:style>
    <style:style style:name="ro4" style:family="table-row">
      <style:table-row-properties style:row-height="0.6cm"/>
    </style:style>
    <style:style style:name="ro5" style:family="table-row">
      <style:table-row-properties style:row-height="0.737cm"/>
    </style:style>
    <style:style style:name="ce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3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5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6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7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8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9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0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3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5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6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7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8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9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0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cm" fo:margin-right="0cm" fo:margin-top="0cm" fo:margin-bottom="0cm" fo:line-height="100%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0cm" fo:margin-right="0cm" fo:margin-top="0cm" fo:margin-bottom="0cm" fo:line-height="100%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43cm" svg:height="0.889cm" svg:x="2.143cm" svg:y="3.159cm">
          <text:p text:style-name="P1"><text:span text:style-name="T1">rese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4.445cm" svg:x="2.778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508cm" svg:x="4.683cm" svg:y="4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4.556cm" svg:y="5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4.556cm" svg:y="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0.508cm" svg:height="0.508cm" svg:x="9.71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0.508cm" svg:height="0.508cm" svg:x="9.71cm" svg:y="5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0.508cm" svg:height="0.508cm" svg:x="9.71cm" svg:y="6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8.509cm" svg:height="0.762cm" svg:x="13.774cm" svg:y="3.8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73" draw:id="id73" draw:layer="layout" svg:width="0.889cm" svg:height="0.762cm" svg:x="16.24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2" draw:id="id72" draw:layer="layout" svg:width="0.508cm" svg:height="0.508cm" svg:x="15.60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0" draw:id="id80" draw:layer="layout" svg:width="0.508cm" svg:height="0.508cm" svg:x="17.002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887cm" svg:height="0.761cm" svg:x="6.588cm" svg:y="4.49cm" svg:viewBox="0 0 888 762" svg:d="m253 762v-21c-150-50-253-189-253-360s103-310 253-360v-21h128 507v762h-507z">
          <text:p/>
        </draw:path>
        <draw:line draw:style-name="gr6" draw:text-style-name="P1" xml:id="id3" draw:id="id3" draw:layer="layout" svg:x1="4.683cm" svg:y1="4.998cm" svg:x2="4.175cm" svg:y2="4.998cm">
          <text:p/>
        </draw:line>
        <draw:line draw:style-name="gr6" draw:text-style-name="P1" xml:id="id16" draw:id="id16" draw:layer="layout" svg:x1="4.556cm" svg:y1="6.141cm" svg:x2="4.048cm" svg:y2="6.141cm">
          <text:p/>
        </draw:line>
        <draw:line draw:style-name="gr6" draw:text-style-name="P1" xml:id="id22" draw:id="id22" draw:layer="layout" svg:x1="4.556cm" svg:y1="7.157cm" svg:x2="4.048cm" svg:y2="7.157cm">
          <text:p/>
        </draw:line>
        <draw:line draw:style-name="gr6" draw:text-style-name="P1" xml:id="id20" draw:id="id20" draw:layer="layout" svg:x1="5.572cm" svg:y1="7.157cm" svg:x2="5.064cm" svg:y2="7.157cm">
          <text:p/>
        </draw:line>
        <draw:line draw:style-name="gr6" draw:text-style-name="P1" xml:id="id14" draw:id="id14" draw:layer="layout" svg:x1="5.572cm" svg:y1="6.141cm" svg:x2="5.064cm" svg:y2="6.141cm">
          <text:p/>
        </draw:line>
        <draw:line draw:style-name="gr6" draw:text-style-name="P1" xml:id="id2" draw:id="id2" draw:layer="layout" svg:x1="5.699cm" svg:y1="4.998cm" svg:x2="5.191cm" svg:y2="4.998cm">
          <text:p/>
        </draw:line>
        <draw:line draw:style-name="gr6" draw:text-style-name="P1" xml:id="id5" draw:id="id5" draw:layer="layout" svg:x1="7.731cm" svg:y1="4.617cm" svg:x2="7.477cm" svg:y2="4.617cm">
          <text:p/>
        </draw:line>
        <draw:line draw:style-name="gr6" draw:text-style-name="P1" xml:id="id1" draw:id="id1" draw:layer="layout" svg:x1="7.985cm" svg:y1="4.871cm" svg:x2="7.477cm" svg:y2="4.871cm">
          <text:p/>
        </draw:line>
        <draw:line draw:style-name="gr6" draw:text-style-name="P1" xml:id="id27" draw:id="id27" draw:layer="layout" svg:x1="7.985cm" svg:y1="5.125cm" svg:x2="7.477cm" svg:y2="5.125cm">
          <text:p/>
        </draw:line>
        <draw:path draw:style-name="gr4" draw:text-style-name="P1" draw:layer="layout" svg:width="0.887cm" svg:height="0.761cm" svg:x="6.588cm" svg:y="5.76cm" svg:viewBox="0 0 888 762" svg:d="m253 762v-21c-150-50-253-189-253-360s103-310 253-360v-21h128 507v762h-507z">
          <text:p/>
        </draw:path>
        <draw:line draw:style-name="gr6" draw:text-style-name="P1" xml:id="id17" draw:id="id17" draw:layer="layout" svg:x1="7.731cm" svg:y1="5.887cm" svg:x2="7.477cm" svg:y2="5.887cm">
          <text:p/>
        </draw:line>
        <draw:line draw:style-name="gr6" draw:text-style-name="P1" xml:id="id13" draw:id="id13" draw:layer="layout" svg:x1="7.985cm" svg:y1="6.141cm" svg:x2="7.477cm" svg:y2="6.141cm">
          <text:p/>
        </draw:line>
        <draw:line draw:style-name="gr6" draw:text-style-name="P1" xml:id="id29" draw:id="id29" draw:layer="layout" svg:x1="7.985cm" svg:y1="6.395cm" svg:x2="7.477cm" svg:y2="6.395cm">
          <text:p/>
        </draw:line>
        <draw:path draw:style-name="gr4" draw:text-style-name="P1" draw:layer="layout" svg:width="0.887cm" svg:height="0.761cm" svg:x="6.588cm" svg:y="7.03cm" svg:viewBox="0 0 888 762" svg:d="m253 762v-21c-150-50-253-189-253-360s103-310 253-360v-21h128 507v762h-507z">
          <text:p/>
        </draw:path>
        <draw:line draw:style-name="gr6" draw:text-style-name="P1" xml:id="id9" draw:id="id9" draw:layer="layout" svg:x1="7.985cm" svg:y1="7.157cm" svg:x2="7.477cm" svg:y2="7.157cm">
          <text:p/>
        </draw:line>
        <draw:line draw:style-name="gr6" draw:text-style-name="P1" xml:id="id19" draw:id="id19" draw:layer="layout" svg:x1="7.985cm" svg:y1="7.411cm" svg:x2="7.477cm" svg:y2="7.411cm">
          <text:p/>
        </draw:line>
        <draw:line draw:style-name="gr6" draw:text-style-name="P1" xml:id="id50" draw:id="id50" draw:layer="layout" svg:x1="7.985cm" svg:y1="7.665cm" svg:x2="7.477cm" svg:y2="7.665cm">
          <text:p/>
        </draw:line>
        <draw:frame draw:style-name="gr7" draw:text-style-name="P3" draw:layer="layout" svg:width="0.405cm" svg:height="0.489cm" svg:x="2.27cm" svg:y="8.747cm">
          <draw:text-box draw:corner-radius="0.127cm">
            <text:p><text:span text:style-name="T2">1</text:span></text:p>
          </draw:text-box>
        </draw:frame>
        <draw:connector draw:style-name="gr8" draw:text-style-name="P1" draw:layer="layout" svg:x1="7.985cm" svg:y1="4.871cm" svg:x2="5.699cm" svg:y2="4.998cm" draw:start-shape="id1" draw:start-glue-point="1" draw:end-shape="id2" draw:end-glue-point="1" svg:d="m7985 4871v-501h-2286v628" svg:viewBox="0 0 2287 629">
          <text:p/>
        </draw:connector>
        <draw:frame draw:style-name="gr7" draw:text-style-name="P3" xml:id="id23" draw:id="id23" draw:layer="layout" svg:width="0.405cm" svg:height="0.489cm" svg:x="2.294cm" svg:y="9.316cm">
          <draw:text-box draw:corner-radius="0.127cm">
            <text:p><text:span text:style-name="T2">2</text:span></text:p>
          </draw:text-box>
        </draw:frame>
        <draw:frame draw:style-name="gr7" draw:text-style-name="P3" xml:id="id4" draw:id="id4" draw:layer="layout" svg:width="0.405cm" svg:height="0.489cm" svg:x="2.294cm" svg:y="9.843cm">
          <draw:text-box draw:corner-radius="0.127cm">
            <text:p><text:span text:style-name="T2">3</text:span></text:p>
          </draw:text-box>
        </draw:frame>
        <draw:frame draw:style-name="gr7" draw:text-style-name="P3" xml:id="id24" draw:id="id24" draw:layer="layout" svg:width="0.405cm" svg:height="0.489cm" svg:x="2.294cm" svg:y="10.351cm">
          <draw:text-box draw:corner-radius="0.127cm">
            <text:p><text:span text:style-name="T2">4</text:span></text:p>
          </draw:text-box>
        </draw:frame>
        <draw:frame draw:style-name="gr7" draw:text-style-name="P3" xml:id="id15" draw:id="id15" draw:layer="layout" svg:width="0.405cm" svg:height="0.489cm" svg:x="2.294cm" svg:y="10.906cm">
          <draw:text-box draw:corner-radius="0.127cm">
            <text:p><text:span text:style-name="T2">5</text:span></text:p>
          </draw:text-box>
        </draw:frame>
        <draw:frame draw:style-name="gr7" draw:text-style-name="P3" xml:id="id25" draw:id="id25" draw:layer="layout" svg:width="0.405cm" svg:height="0.489cm" svg:x="2.318cm" svg:y="11.475cm">
          <draw:text-box draw:corner-radius="0.127cm">
            <text:p><text:span text:style-name="T2">6</text:span></text:p>
          </draw:text-box>
        </draw:frame>
        <draw:frame draw:style-name="gr7" draw:text-style-name="P3" xml:id="id21" draw:id="id21" draw:layer="layout" svg:width="0.405cm" svg:height="0.489cm" svg:x="2.318cm" svg:y="12.002cm">
          <draw:text-box draw:corner-radius="0.127cm">
            <text:p><text:span text:style-name="T2">7</text:span></text:p>
          </draw:text-box>
        </draw:frame>
        <draw:frame draw:style-name="gr7" draw:text-style-name="P3" xml:id="id26" draw:id="id26" draw:layer="layout" svg:width="0.405cm" svg:height="0.489cm" svg:x="2.318cm" svg:y="12.51cm">
          <draw:text-box draw:corner-radius="0.127cm">
            <text:p><text:span text:style-name="T2">8</text:span></text:p>
          </draw:text-box>
        </draw:frame>
        <draw:frame draw:style-name="gr7" draw:text-style-name="P3" xml:id="id30" draw:id="id30" draw:layer="layout" svg:width="0.405cm" svg:height="0.489cm" svg:x="3.849cm" svg:y="8.813cm">
          <draw:text-box draw:corner-radius="0.127cm">
            <text:p><text:span text:style-name="T2">1</text:span></text:p>
          </draw:text-box>
        </draw:frame>
        <draw:frame draw:style-name="gr7" draw:text-style-name="P3" xml:id="id38" draw:id="id38" draw:layer="layout" svg:width="0.405cm" svg:height="0.489cm" svg:x="3.873cm" svg:y="9.382cm">
          <draw:text-box draw:corner-radius="0.127cm">
            <text:p><text:span text:style-name="T2">2</text:span></text:p>
          </draw:text-box>
        </draw:frame>
        <draw:frame draw:style-name="gr7" draw:text-style-name="P3" xml:id="id32" draw:id="id32" draw:layer="layout" svg:width="0.405cm" svg:height="0.489cm" svg:x="3.873cm" svg:y="9.909cm">
          <draw:text-box draw:corner-radius="0.127cm">
            <text:p><text:span text:style-name="T2">3</text:span></text:p>
          </draw:text-box>
        </draw:frame>
        <draw:frame draw:style-name="gr7" draw:text-style-name="P3" xml:id="id39" draw:id="id39" draw:layer="layout" svg:width="0.405cm" svg:height="0.489cm" svg:x="3.873cm" svg:y="10.417cm">
          <draw:text-box draw:corner-radius="0.127cm">
            <text:p><text:span text:style-name="T2">4</text:span></text:p>
          </draw:text-box>
        </draw:frame>
        <draw:frame draw:style-name="gr7" draw:text-style-name="P3" xml:id="id34" draw:id="id34" draw:layer="layout" svg:width="0.405cm" svg:height="0.489cm" svg:x="3.873cm" svg:y="10.972cm">
          <draw:text-box draw:corner-radius="0.127cm">
            <text:p><text:span text:style-name="T2">5</text:span></text:p>
          </draw:text-box>
        </draw:frame>
        <draw:frame draw:style-name="gr7" draw:text-style-name="P3" xml:id="id40" draw:id="id40" draw:layer="layout" svg:width="0.405cm" svg:height="0.489cm" svg:x="3.897cm" svg:y="11.541cm">
          <draw:text-box draw:corner-radius="0.127cm">
            <text:p><text:span text:style-name="T2">6</text:span></text:p>
          </draw:text-box>
        </draw:frame>
        <draw:frame draw:style-name="gr7" draw:text-style-name="P3" xml:id="id36" draw:id="id36" draw:layer="layout" svg:width="0.405cm" svg:height="0.489cm" svg:x="3.897cm" svg:y="12.068cm">
          <draw:text-box draw:corner-radius="0.127cm">
            <text:p><text:span text:style-name="T2">7</text:span></text:p>
          </draw:text-box>
        </draw:frame>
        <draw:frame draw:style-name="gr7" draw:text-style-name="P3" xml:id="id41" draw:id="id41" draw:layer="layout" svg:width="0.405cm" svg:height="0.489cm" svg:x="3.897cm" svg:y="12.576cm">
          <draw:text-box draw:corner-radius="0.127cm">
            <text:p><text:span text:style-name="T2">8</text:span></text:p>
          </draw:text-box>
        </draw:frame>
        <draw:connector draw:style-name="gr8" draw:text-style-name="P1" draw:layer="layout" draw:line-skew="0.223cm" svg:x1="4.175cm" svg:y1="4.998cm" svg:x2="2.294cm" svg:y2="10.087cm" draw:start-shape="id3" draw:start-glue-point="3" draw:end-shape="id4" draw:end-glue-point="3" svg:d="m4175 4998h-2159v5089h278" svg:viewBox="0 0 2160 5090">
          <text:p/>
        </draw:connector>
        <draw:connector draw:style-name="gr9" draw:text-style-name="P1" draw:layer="layout" svg:x1="7.731cm" svg:y1="4.617cm" svg:x2="9.71cm" svg:y2="4.617cm" draw:start-shape="id5" draw:start-glue-point="1" draw:end-shape="id6" draw:end-glue-point="6" svg:d="m7731 4617h1979" svg:viewBox="0 0 1980 1">
          <text:p/>
        </draw:connector>
        <draw:frame draw:style-name="gr7" draw:text-style-name="P3" draw:layer="layout" svg:width="0.762cm" svg:height="0.489cm" svg:x="18.473cm" svg:y="4.617cm">
          <draw:text-box draw:corner-radius="0.127cm">
            <text:p><text:span text:style-name="T2">17</text:span></text:p>
          </draw:text-box>
        </draw:frame>
        <draw:frame draw:style-name="gr10" draw:text-style-name="P3" xml:id="id57" draw:id="id57" draw:layer="layout" svg:width="0.738cm" svg:height="0.489cm" svg:x="19.235cm" svg:y="4.617cm">
          <draw:text-box draw:corner-radius="0.127cm">
            <text:p><text:span text:style-name="T2">19</text:span></text:p>
          </draw:text-box>
        </draw:frame>
        <draw:frame draw:style-name="gr10" draw:text-style-name="P3" xml:id="id59" draw:id="id59" draw:layer="layout" svg:width="0.762cm" svg:height="0.489cm" svg:x="19.997cm" svg:y="4.617cm">
          <draw:text-box draw:corner-radius="0.127cm">
            <text:p><text:span text:style-name="T2">21</text:span></text:p>
          </draw:text-box>
        </draw:frame>
        <draw:frame draw:style-name="gr10" draw:text-style-name="P3" xml:id="id61" draw:id="id61" draw:layer="layout" svg:width="0.762cm" svg:height="0.489cm" svg:x="20.759cm" svg:y="4.617cm">
          <draw:text-box draw:corner-radius="0.127cm">
            <text:p><text:span text:style-name="T2">23</text:span></text:p>
          </draw:text-box>
        </draw:frame>
        <draw:frame draw:style-name="gr10" draw:text-style-name="P3" draw:layer="layout" svg:width="0.762cm" svg:height="0.489cm" svg:x="21.521cm" svg:y="4.617cm">
          <draw:text-box draw:corner-radius="0.127cm">
            <text:p><text:span text:style-name="T2">25</text:span></text:p>
          </draw:text-box>
        </draw:frame>
        <draw:frame draw:style-name="gr11" draw:text-style-name="P3" xml:id="id7" draw:id="id7" draw:layer="layout" svg:width="0.405cm" svg:height="0.489cm" svg:x="13.774cm" svg:y="4.617cm">
          <draw:text-box draw:corner-radius="0.127cm">
            <text:p><text:span text:style-name="T2">1</text:span></text:p>
          </draw:text-box>
        </draw:frame>
        <draw:frame draw:style-name="gr7" draw:text-style-name="P3" xml:id="id46" draw:id="id46" draw:layer="layout" svg:width="0.381cm" svg:height="0.489cm" svg:x="14.179cm" svg:y="4.617cm">
          <draw:text-box draw:corner-radius="0.127cm">
            <text:p><text:span text:style-name="T2">3</text:span></text:p>
          </draw:text-box>
        </draw:frame>
        <draw:frame draw:style-name="gr12" draw:text-style-name="P3" xml:id="id47" draw:id="id47" draw:layer="layout" svg:width="0.405cm" svg:height="0.489cm" svg:x="14.56cm" svg:y="4.617cm">
          <draw:text-box draw:corner-radius="0.127cm">
            <text:p><text:span text:style-name="T2">5</text:span></text:p>
          </draw:text-box>
        </draw:frame>
        <draw:frame draw:style-name="gr11" draw:text-style-name="P3" draw:layer="layout" svg:width="0.405cm" svg:height="0.489cm" svg:x="14.996cm" svg:y="4.617cm">
          <draw:text-box draw:corner-radius="0.127cm">
            <text:p><text:span text:style-name="T2">7</text:span></text:p>
          </draw:text-box>
        </draw:frame>
        <draw:frame draw:style-name="gr7" draw:text-style-name="P3" xml:id="id52" draw:id="id52" draw:layer="layout" svg:width="0.762cm" svg:height="0.489cm" svg:x="15.425cm" svg:y="4.617cm">
          <draw:text-box draw:corner-radius="0.127cm">
            <text:p><text:span text:style-name="T2">9</text:span></text:p>
          </draw:text-box>
        </draw:frame>
        <draw:frame draw:style-name="gr13" draw:text-style-name="P3" xml:id="id54" draw:id="id54" draw:layer="layout" svg:width="0.762cm" svg:height="0.489cm" svg:x="16.187cm" svg:y="4.617cm">
          <draw:text-box draw:corner-radius="0.127cm">
            <text:p><text:span text:style-name="T2">11</text:span></text:p>
          </draw:text-box>
        </draw:frame>
        <draw:frame draw:style-name="gr11" draw:text-style-name="P3" xml:id="id55" draw:id="id55" draw:layer="layout" svg:width="0.762cm" svg:height="0.489cm" svg:x="16.949cm" svg:y="4.617cm">
          <draw:text-box draw:corner-radius="0.127cm">
            <text:p><text:span text:style-name="T2">13</text:span></text:p>
          </draw:text-box>
        </draw:frame>
        <draw:frame draw:style-name="gr7" draw:text-style-name="P3" xml:id="id56" draw:id="id56" draw:layer="layout" svg:width="0.762cm" svg:height="0.489cm" svg:x="17.711cm" svg:y="4.617cm">
          <draw:text-box draw:corner-radius="0.127cm">
            <text:p><text:span text:style-name="T2">15</text:span></text:p>
          </draw:text-box>
        </draw:frame>
        <draw:frame draw:style-name="gr7" draw:text-style-name="P3" draw:layer="layout" svg:width="0.762cm" svg:height="0.489cm" svg:x="18.473cm" svg:y="3.347cm">
          <draw:text-box draw:corner-radius="0.127cm">
            <text:p><text:span text:style-name="T2">18</text:span></text:p>
          </draw:text-box>
        </draw:frame>
        <draw:frame draw:style-name="gr10" draw:text-style-name="P3" xml:id="id63" draw:id="id63" draw:layer="layout" svg:width="0.762cm" svg:height="0.489cm" svg:x="19.997cm" svg:y="3.347cm">
          <draw:text-box draw:corner-radius="0.127cm">
            <text:p><text:span text:style-name="T2">22</text:span></text:p>
          </draw:text-box>
        </draw:frame>
        <draw:frame draw:style-name="gr10" draw:text-style-name="P3" xml:id="id65" draw:id="id65" draw:layer="layout" svg:width="0.762cm" svg:height="0.489cm" svg:x="20.759cm" svg:y="3.347cm">
          <draw:text-box draw:corner-radius="0.127cm">
            <text:p><text:span text:style-name="T2">24</text:span></text:p>
          </draw:text-box>
        </draw:frame>
        <draw:frame draw:style-name="gr10" draw:text-style-name="P3" xml:id="id67" draw:id="id67" draw:layer="layout" svg:width="0.762cm" svg:height="0.489cm" svg:x="21.521cm" svg:y="3.347cm">
          <draw:text-box draw:corner-radius="0.127cm">
            <text:p><text:span text:style-name="T2">26</text:span></text:p>
          </draw:text-box>
        </draw:frame>
        <draw:frame draw:style-name="gr11" draw:text-style-name="P3" xml:id="id18" draw:id="id18" draw:layer="layout" svg:width="0.405cm" svg:height="0.489cm" svg:x="13.774cm" svg:y="3.347cm">
          <draw:text-box draw:corner-radius="0.127cm">
            <text:p><text:span text:style-name="T2">2</text:span></text:p>
          </draw:text-box>
        </draw:frame>
        <draw:frame draw:style-name="gr7" draw:text-style-name="P3" xml:id="id12" draw:id="id12" draw:layer="layout" svg:width="0.381cm" svg:height="0.489cm" svg:x="14.179cm" svg:y="3.347cm">
          <draw:text-box draw:corner-radius="0.127cm">
            <text:p><text:span text:style-name="T2">4</text:span></text:p>
          </draw:text-box>
        </draw:frame>
        <draw:frame draw:style-name="gr12" draw:text-style-name="P3" xml:id="id8" draw:id="id8" draw:layer="layout" svg:width="0.405cm" svg:height="0.489cm" svg:x="14.56cm" svg:y="3.347cm">
          <draw:text-box draw:corner-radius="0.127cm">
            <text:p><text:span text:style-name="T2">6</text:span></text:p>
          </draw:text-box>
        </draw:frame>
        <draw:frame draw:style-name="gr7" draw:text-style-name="P3" draw:layer="layout" svg:width="0.786cm" svg:height="0.489cm" svg:x="15.401cm" svg:y="3.347cm">
          <draw:text-box draw:corner-radius="0.127cm">
            <text:p><text:span text:style-name="T2">10</text:span></text:p>
          </draw:text-box>
        </draw:frame>
        <draw:frame draw:style-name="gr13" draw:text-style-name="P3" draw:layer="layout" svg:width="0.762cm" svg:height="0.489cm" svg:x="16.187cm" svg:y="3.347cm">
          <draw:text-box draw:corner-radius="0.127cm">
            <text:p><text:span text:style-name="T2">12</text:span></text:p>
          </draw:text-box>
        </draw:frame>
        <draw:frame draw:style-name="gr11" draw:text-style-name="P3" draw:layer="layout" svg:width="0.762cm" svg:height="0.489cm" svg:x="16.949cm" svg:y="3.347cm">
          <draw:text-box draw:corner-radius="0.127cm">
            <text:p><text:span text:style-name="T2">14</text:span></text:p>
          </draw:text-box>
        </draw:frame>
        <draw:frame draw:style-name="gr7" draw:text-style-name="P3" draw:layer="layout" svg:width="0.762cm" svg:height="0.489cm" svg:x="17.711cm" svg:y="3.347cm">
          <draw:text-box draw:corner-radius="0.127cm">
            <text:p><text:span text:style-name="T2">16</text:span></text:p>
          </draw:text-box>
        </draw:frame>
        <draw:connector draw:style-name="gr9" draw:text-style-name="P1" draw:layer="layout" svg:x1="13.774cm" svg:y1="4.861cm" svg:x2="10.218cm" svg:y2="4.617cm" draw:start-shape="id7" draw:start-glue-point="3" draw:end-shape="id6" draw:end-glue-point="10" svg:d="m13774 4861h-1777v-244h-1779" svg:viewBox="0 0 3557 245">
          <text:p/>
        </draw:connector>
        <draw:connector draw:style-name="gr9" draw:text-style-name="P1" draw:layer="layout" draw:line-skew="-0.462cm -0.134cm" svg:x1="9.71cm" svg:y1="4.617cm" svg:x2="14.762cm" svg:y2="3.347cm" draw:start-shape="id6" draw:start-glue-point="6" draw:end-shape="id8" draw:end-glue-point="0" svg:d="m9710 4617h-963v-1905h6015v635" svg:viewBox="0 0 6016 1906">
          <text:p/>
        </draw:connector>
        <draw:connector draw:style-name="gr14" draw:text-style-name="P1" draw:layer="layout" svg:x1="7.985cm" svg:y1="7.157cm" svg:x2="9.71cm" svg:y2="6.395cm" draw:start-shape="id9" draw:start-glue-point="1" draw:end-shape="id10" draw:end-glue-point="6" svg:d="m7985 7157h863v-762h862" svg:viewBox="0 0 1726 763">
          <text:p/>
        </draw:connector>
        <draw:connector draw:style-name="gr15" draw:text-style-name="P1" draw:layer="layout" draw:line-skew="-0.248cm" svg:x1="10.218cm" svg:y1="4.617cm" svg:x2="10.218cm" svg:y2="5.506cm" draw:start-shape="id6" draw:start-glue-point="10" draw:end-shape="id11" draw:end-glue-point="10" svg:d="m10218 4617h254v889h-254" svg:viewBox="0 0 255 890">
          <text:p/>
        </draw:connector>
        <draw:connector draw:style-name="gr16" draw:text-style-name="P1" draw:layer="layout" draw:line-skew="-0.261cm 0.247cm" svg:x1="9.71cm" svg:y1="5.506cm" svg:x2="14.369cm" svg:y2="3.347cm" draw:start-shape="id11" draw:start-glue-point="6" draw:end-shape="id12" draw:end-glue-point="0" svg:d="m9710 5506h-762v-2413h5421v254" svg:viewBox="0 0 5422 2414">
          <text:p/>
        </draw:connector>
        <draw:connector draw:style-name="gr17" draw:text-style-name="P1" draw:layer="layout" svg:x1="7.985cm" svg:y1="6.141cm" svg:x2="5.572cm" svg:y2="6.141cm" draw:start-shape="id13" draw:start-glue-point="1" draw:end-shape="id14" draw:end-glue-point="1" svg:d="m7985 6141v-501h-2413v501" svg:viewBox="0 0 2414 502">
          <text:p/>
        </draw:connector>
        <draw:connector draw:style-name="gr17" draw:text-style-name="P1" draw:layer="layout" draw:line-skew="-0.031cm" svg:x1="2.294cm" svg:y1="11.15cm" svg:x2="4.048cm" svg:y2="6.141cm" draw:start-shape="id15" draw:start-glue-point="3" draw:end-shape="id16" draw:end-glue-point="3" svg:d="m2294 11150h-532v-5009h2286" svg:viewBox="0 0 2287 5010">
          <text:p/>
        </draw:connector>
        <draw:connector draw:style-name="gr16" draw:text-style-name="P1" draw:layer="layout" svg:x1="7.731cm" svg:y1="5.887cm" svg:x2="9.71cm" svg:y2="5.506cm" draw:start-shape="id17" draw:start-glue-point="1" draw:end-shape="id11" draw:end-glue-point="6" svg:d="m7731 5887h990v-381h989" svg:viewBox="0 0 1980 382">
          <text:p/>
        </draw:connector>
        <draw:connector draw:style-name="gr14" draw:text-style-name="P1" draw:layer="layout" svg:x1="13.774cm" svg:y1="3.591cm" svg:x2="9.71cm" svg:y2="6.395cm" draw:start-shape="id18" draw:start-glue-point="3" draw:end-shape="id10" draw:end-glue-point="6" svg:d="m13774 3591h-4565v2804h501" svg:viewBox="0 0 4566 2805">
          <text:p/>
        </draw:connector>
        <draw:connector draw:style-name="gr15" draw:text-style-name="P1" draw:layer="layout" draw:line-skew="-0.248cm" svg:x1="10.218cm" svg:y1="6.395cm" svg:x2="10.218cm" svg:y2="5.506cm" draw:start-shape="id10" draw:start-glue-point="10" draw:end-shape="id11" draw:end-glue-point="10" svg:d="m10218 6395h254v-889h-254" svg:viewBox="0 0 255 890">
          <text:p/>
        </draw:connector>
        <draw:connector draw:style-name="gr18" draw:text-style-name="P1" draw:layer="layout" svg:x1="7.985cm" svg:y1="7.411cm" svg:x2="5.572cm" svg:y2="7.157cm" draw:start-shape="id19" draw:start-glue-point="1" draw:end-shape="id20" draw:end-glue-point="1" svg:d="m7985 7411v-755h-2413v501" svg:viewBox="0 0 2414 756">
          <text:p/>
        </draw:connector>
        <draw:connector draw:style-name="gr18" draw:text-style-name="P1" draw:layer="layout" draw:line-skew="-0.436cm" svg:x1="2.318cm" svg:y1="12.246cm" svg:x2="4.048cm" svg:y2="7.157cm" draw:start-shape="id21" draw:start-glue-point="3" draw:end-shape="id22" draw:end-glue-point="3" svg:d="m2318 12246h-937v-5089h2667" svg:viewBox="0 0 2668 5090">
          <text:p/>
        </draw:connector>
        <draw:connector draw:style-name="gr19" draw:text-style-name="P1" draw:layer="layout" draw:line-skew="-0.158cm" svg:x1="2.294cm" svg:y1="9.56cm" svg:x2="2.294cm" svg:y2="10.595cm" draw:start-shape="id23" draw:start-glue-point="3" draw:end-shape="id24" draw:end-glue-point="3" svg:d="m2294 9560h-659v1035h659" svg:viewBox="0 0 660 1036">
          <text:p/>
        </draw:connector>
        <draw:connector draw:style-name="gr19" draw:text-style-name="P1" draw:layer="layout" draw:line-skew="0.096cm" svg:x1="2.294cm" svg:y1="10.595cm" svg:x2="2.318cm" svg:y2="11.719cm" draw:start-shape="id24" draw:start-glue-point="3" draw:end-shape="id25" draw:end-glue-point="3" svg:d="m2294 10595h-405v1124h429" svg:viewBox="0 0 430 1125">
          <text:p/>
        </draw:connector>
        <draw:connector draw:style-name="gr19" draw:text-style-name="P1" draw:layer="layout" draw:line-skew="0.199cm" svg:x1="2.318cm" svg:y1="11.719cm" svg:x2="2.318cm" svg:y2="12.754cm" draw:start-shape="id25" draw:start-glue-point="3" draw:end-shape="id26" draw:end-glue-point="3" svg:d="m2318 11719h-302v1035h302" svg:viewBox="0 0 303 1036">
          <text:p/>
        </draw:connector>
        <draw:frame draw:style-name="gr20" draw:text-style-name="P4" xml:id="id51" draw:id="id51" draw:layer="layout" svg:width="1.442cm" svg:height="0.569cm" svg:x="8.366cm" svg:y="8.366cm">
          <draw:text-box>
            <text:p><text:span text:style-name="T3">Ground</text:span></text:p>
          </draw:text-box>
        </draw:frame>
        <draw:frame draw:style-name="gr20" draw:text-style-name="P4" xml:id="id28" draw:id="id28" draw:layer="layout" svg:width="1.442cm" svg:height="0.569cm" svg:x="6.08cm" svg:y="2.905cm">
          <draw:text-box>
            <text:p><text:span text:style-name="T3">Ground</text:span></text:p>
          </draw:text-box>
        </draw:frame>
        <draw:connector draw:style-name="gr21" draw:text-style-name="P1" draw:layer="layout" draw:line-skew="-0.247cm" svg:x1="7.985cm" svg:y1="5.125cm" svg:x2="7.522cm" svg:y2="3.189cm" draw:start-shape="id27" draw:start-glue-point="1" draw:end-shape="id28" draw:end-glue-point="1" svg:d="m7985 5125h254v-1936h-717" svg:viewBox="0 0 718 1937">
          <text:p/>
        </draw:connector>
        <draw:connector draw:style-name="gr21" draw:text-style-name="P1" draw:layer="layout" draw:line-skew="-0.247cm" svg:x1="7.985cm" svg:y1="6.395cm" svg:x2="7.522cm" svg:y2="3.189cm" draw:start-shape="id29" draw:start-glue-point="1" draw:end-shape="id28" draw:end-glue-point="1" svg:d="m7985 6395h254v-3206h-717" svg:viewBox="0 0 718 3207">
          <text:p/>
        </draw:connector>
        <draw:connector draw:style-name="gr15" draw:text-style-name="P1" draw:layer="layout" svg:x1="4.254cm" svg:y1="9.057cm" svg:x2="6.588cm" svg:y2="9.128cm" draw:start-shape="id30" draw:start-glue-point="1" draw:end-shape="id31" draw:end-glue-point="6" svg:d="m4254 9057h1167v71h1167" svg:viewBox="0 0 2335 72">
          <text:p/>
        </draw:connector>
        <draw:connector draw:style-name="gr15" draw:text-style-name="P1" draw:layer="layout" svg:x1="4.278cm" svg:y1="10.153cm" svg:x2="6.588cm" svg:y2="10.271cm" draw:start-shape="id32" draw:start-glue-point="1" draw:end-shape="id33" draw:end-glue-point="6" svg:d="m4278 10153h1155v118h1155" svg:viewBox="0 0 2311 119">
          <text:p/>
        </draw:connector>
        <draw:connector draw:style-name="gr15" draw:text-style-name="P1" draw:layer="layout" svg:x1="4.278cm" svg:y1="11.216cm" svg:x2="6.588cm" svg:y2="11.16cm" draw:start-shape="id34" draw:start-glue-point="1" draw:end-shape="id35" draw:end-glue-point="6" svg:d="m4278 11216h1155v-56h1155" svg:viewBox="0 0 2311 57">
          <text:p/>
        </draw:connector>
        <draw:connector draw:style-name="gr15" draw:text-style-name="P1" draw:layer="layout" svg:x1="4.302cm" svg:y1="12.312cm" svg:x2="6.461cm" svg:y2="12.303cm" draw:start-shape="id36" draw:start-glue-point="1" draw:end-shape="id37" draw:end-glue-point="6" svg:d="m4302 12312h1080v-9h1079" svg:viewBox="0 0 2160 10">
          <text:p/>
        </draw:connector>
        <draw:connector draw:style-name="gr19" draw:text-style-name="P1" draw:layer="layout" draw:line-skew="-0.223cm" svg:x1="4.278cm" svg:y1="9.626cm" svg:x2="4.278cm" svg:y2="10.661cm" draw:start-shape="id38" draw:start-glue-point="1" draw:end-shape="id39" draw:end-glue-point="1" svg:d="m4278 9626h278v1035h-278" svg:viewBox="0 0 279 1036">
          <text:p/>
        </draw:connector>
        <draw:connector draw:style-name="gr19" draw:text-style-name="P1" draw:layer="layout" draw:line-skew="-0.12cm" svg:x1="4.278cm" svg:y1="10.661cm" svg:x2="4.302cm" svg:y2="11.785cm" draw:start-shape="id39" draw:start-glue-point="1" draw:end-shape="id40" draw:end-glue-point="1" svg:d="m4278 10661h405v1124h-381" svg:viewBox="0 0 406 1125">
          <text:p/>
        </draw:connector>
        <draw:connector draw:style-name="gr19" draw:text-style-name="P1" draw:layer="layout" draw:line-skew="-0.247cm" svg:x1="4.302cm" svg:y1="11.785cm" svg:x2="4.302cm" svg:y2="12.82cm" draw:start-shape="id40" draw:start-glue-point="1" draw:end-shape="id41" draw:end-glue-point="1" svg:d="m4302 11785h254v1035h-254" svg:viewBox="0 0 255 1036">
          <text:p/>
        </draw:connector>
        <draw:frame draw:style-name="gr22" draw:text-style-name="P4" xml:id="id42" draw:id="id42" draw:layer="layout" svg:width="0.815cm" svg:height="0.569cm" svg:x="24.188cm" svg:y="7.67cm">
          <draw:text-box>
            <text:p><text:span text:style-name="T3">32</text:span></text:p>
          </draw:text-box>
        </draw:frame>
        <draw:frame draw:style-name="gr23" draw:text-style-name="P4" xml:id="id44" draw:id="id44" draw:layer="layout" svg:width="0.815cm" svg:height="0.569cm" svg:x="25.204cm" svg:y="7.67cm">
          <draw:text-box>
            <text:p><text:span text:style-name="T3">31</text:span></text:p>
          </draw:text-box>
        </draw:frame>
        <draw:frame draw:style-name="gr24" draw:text-style-name="P4" xml:id="id43" draw:id="id43" draw:layer="layout" svg:width="0.815cm" svg:height="0.569cm" svg:x="24.188cm" svg:y="6.842cm">
          <draw:text-box>
            <text:p><text:span text:style-name="T3">30</text:span></text:p>
          </draw:text-box>
        </draw:frame>
        <draw:connector draw:style-name="gr25" draw:text-style-name="P1" draw:layer="layout" draw:type="lines" svg:x1="6.969cm" svg:y1="12.303cm" svg:x2="24.188cm" svg:y2="7.954cm" draw:start-shape="id37" draw:start-glue-point="10" draw:end-shape="id42" draw:end-glue-point="3" svg:d="m6969 12303h502l16216-4349h501" svg:viewBox="0 0 17220 4350">
          <text:p/>
        </draw:connector>
        <draw:connector draw:style-name="gr26" draw:text-style-name="P1" draw:layer="layout" draw:type="lines" svg:x1="7.096cm" svg:y1="10.271cm" svg:x2="24.188cm" svg:y2="7.126cm" draw:start-shape="id33" draw:start-glue-point="10" draw:end-shape="id43" draw:end-glue-point="3" svg:d="m7096 10271h502l16089-3145h501" svg:viewBox="0 0 17093 3146">
          <text:p/>
        </draw:connector>
        <draw:connector draw:style-name="gr27" draw:text-style-name="P1" draw:layer="layout" draw:type="lines" svg:x1="7.096cm" svg:y1="11.16cm" svg:x2="25.611cm" svg:y2="8.239cm" draw:start-shape="id35" draw:start-glue-point="10" draw:end-shape="id44" draw:end-glue-point="2" svg:d="m7096 11160h502l18013-2420v-501" svg:viewBox="0 0 18516 2922">
          <text:p/>
        </draw:connector>
        <draw:line draw:style-name="gr28" draw:text-style-name="P1" xml:id="id45" draw:id="id45" draw:layer="layout" svg:x1="12.631cm" svg:y1="5.887cm" svg:x2="12.631cm" svg:y2="6.268cm">
          <text:p/>
        </draw:line>
        <draw:connector draw:style-name="gr29" draw:text-style-name="P1" draw:layer="layout" svg:x1="12.631cm" svg:y1="6.268cm" svg:x2="14.369cm" svg:y2="5.106cm" draw:start-shape="id45" draw:start-glue-point="2" draw:end-shape="id46" draw:end-glue-point="2" svg:d="m12631 6268h1738v-1162" svg:viewBox="0 0 1739 1163">
          <text:p/>
        </draw:connector>
        <draw:connector draw:style-name="gr29" draw:text-style-name="P1" draw:layer="layout" svg:x1="12.631cm" svg:y1="6.268cm" svg:x2="14.762cm" svg:y2="5.106cm" draw:start-shape="id45" draw:start-glue-point="2" draw:end-shape="id47" draw:end-glue-point="2" svg:d="m12631 6268h2131v-1162" svg:viewBox="0 0 2132 1163">
          <text:p/>
        </draw:connector>
        <draw:connector draw:style-name="gr29" draw:text-style-name="P1" draw:layer="layout" svg:x1="12.631cm" svg:y1="6.268cm" svg:x2="13.976cm" svg:y2="5.106cm" draw:start-shape="id45" draw:start-glue-point="2" draw:end-shape="id7" draw:end-glue-point="2" svg:d="m12631 6268h1345v-1162" svg:viewBox="0 0 1346 1163">
          <text:p/>
        </draw:connector>
        <draw:frame draw:style-name="gr20" draw:text-style-name="P4" xml:id="id49" draw:id="id49" draw:layer="layout" svg:width="0.862cm" svg:height="0.569cm" svg:x="11.488cm" svg:y="6.649cm">
          <draw:text-box>
            <text:p><text:span text:style-name="T3">vin</text:span></text:p>
          </draw:text-box>
        </draw:frame>
        <draw:connector draw:style-name="gr15" draw:text-style-name="P1" draw:layer="layout" svg:x1="11.869cm" svg:y1="6.141cm" svg:x2="11.919cm" svg:y2="6.649cm" draw:start-shape="id48" draw:start-glue-point="2" draw:end-shape="id49" draw:end-glue-point="0" svg:d="m11869 6141h50v508" svg:viewBox="0 0 51 509">
          <text:p/>
        </draw:connector>
        <draw:frame draw:style-name="gr30" draw:text-style-name="P4" draw:layer="layout" svg:width="1.535cm" svg:height="0.569cm" svg:x="11.35cm" svg:y="5.318cm">
          <draw:text-box>
            <text:p><text:span text:style-name="T3">Jumper</text:span></text:p>
          </draw:text-box>
        </draw:frame>
        <draw:line draw:style-name="gr6" draw:text-style-name="P1" xml:id="id48" draw:id="id48" draw:layer="layout" svg:x1="11.869cm" svg:y1="5.887cm" svg:x2="11.869cm" svg:y2="6.141cm">
          <text:p/>
        </draw:line>
        <draw:connector draw:style-name="gr21" draw:text-style-name="P1" draw:layer="layout" svg:x1="7.985cm" svg:y1="7.665cm" svg:x2="9.087cm" svg:y2="8.366cm" draw:start-shape="id50" draw:start-glue-point="1" draw:end-shape="id51" draw:end-glue-point="0" svg:d="m7985 7665h1102v701" svg:viewBox="0 0 1103 702">
          <text:p/>
        </draw:connector>
        <draw:frame draw:style-name="gr20" draw:text-style-name="P4" xml:id="id53" draw:id="id53" draw:layer="layout" svg:width="1.442cm" svg:height="0.569cm" svg:x="16.269cm" svg:y="5.887cm">
          <draw:text-box>
            <text:p><text:span text:style-name="T3">Ground</text:span></text:p>
          </draw:text-box>
        </draw:frame>
        <draw:connector draw:style-name="gr21" draw:text-style-name="P1" draw:layer="layout" svg:x1="15.806cm" svg:y1="5.106cm" svg:x2="16.269cm" svg:y2="6.171cm" draw:start-shape="id52" draw:start-glue-point="2" draw:end-shape="id53" svg:d="m15806 5106v1065h463" svg:viewBox="0 0 464 1066">
          <text:p/>
        </draw:connector>
        <draw:connector draw:style-name="gr21" draw:text-style-name="P1" draw:layer="layout" svg:x1="16.568cm" svg:y1="5.106cm" svg:x2="16.99cm" svg:y2="5.887cm" draw:start-shape="id54" draw:start-glue-point="2" draw:end-shape="id53" draw:end-glue-point="0" svg:d="m16568 5106v391h422v390" svg:viewBox="0 0 423 782">
          <text:p/>
        </draw:connector>
        <draw:connector draw:style-name="gr21" draw:text-style-name="P1" draw:layer="layout" draw:line-skew="0.009cm" svg:x1="17.33cm" svg:y1="5.106cm" svg:x2="16.99cm" svg:y2="5.887cm" draw:start-shape="id55" draw:start-glue-point="2" draw:end-shape="id53" draw:end-glue-point="0" svg:d="m17330 5106v400h-340v381" svg:viewBox="0 0 341 782">
          <text:p/>
        </draw:connector>
        <draw:connector draw:style-name="gr21" draw:text-style-name="P1" draw:layer="layout" svg:x1="18.092cm" svg:y1="5.106cm" svg:x2="17.711cm" svg:y2="6.171cm" draw:start-shape="id56" draw:start-glue-point="2" draw:end-shape="id53" svg:d="m18092 5106v1065h-381" svg:viewBox="0 0 382 1066">
          <text:p/>
        </draw:connector>
        <draw:frame draw:style-name="gr30" draw:text-style-name="P4" xml:id="id58" draw:id="id58" draw:layer="layout" svg:width="1.061cm" svg:height="0.569cm" svg:x="19.063cm" svg:y="5.699cm">
          <draw:text-box>
            <text:p><text:span text:style-name="T3">+5v</text:span></text:p>
          </draw:text-box>
        </draw:frame>
        <draw:connector draw:style-name="gr21" draw:text-style-name="P1" draw:layer="layout" svg:x1="19.604cm" svg:y1="5.106cm" svg:x2="19.593cm" svg:y2="5.699cm" draw:start-shape="id57" draw:start-glue-point="2" draw:end-shape="id58" draw:end-glue-point="0" svg:d="m19604 5106v297h-11v296" svg:viewBox="0 0 12 594">
          <text:p/>
        </draw:connector>
        <draw:frame draw:style-name="gr24" draw:text-style-name="P4" xml:id="id60" draw:id="id60" draw:layer="layout" svg:width="0.815cm" svg:height="0.569cm" svg:x="22.283cm" svg:y="1.508cm">
          <draw:text-box>
            <text:p><text:span text:style-name="T3">18</text:span></text:p>
          </draw:text-box>
        </draw:frame>
        <draw:connector draw:style-name="gr9" draw:text-style-name="P1" draw:layer="layout" draw:line-skew="-0.228cm" svg:x1="20.378cm" svg:y1="5.106cm" svg:x2="22.69cm" svg:y2="2.077cm" draw:start-shape="id59" draw:start-glue-point="2" draw:end-shape="id60" draw:end-glue-point="2" svg:d="m20378 5106v273h2312v-3302" svg:viewBox="0 0 2313 3303">
          <text:p/>
        </draw:connector>
        <draw:frame draw:style-name="gr24" draw:text-style-name="P4" xml:id="id62" draw:id="id62" draw:layer="layout" svg:width="0.815cm" svg:height="0.569cm" svg:x="23.246cm" svg:y="1.508cm">
          <draw:text-box>
            <text:p><text:span text:style-name="T3">19</text:span></text:p>
          </draw:text-box>
        </draw:frame>
        <draw:connector draw:style-name="gr31" draw:text-style-name="P1" draw:layer="layout" svg:x1="21.14cm" svg:y1="5.106cm" svg:x2="23.653cm" svg:y2="2.077cm" draw:start-shape="id61" draw:start-glue-point="2" draw:end-shape="id62" draw:end-glue-point="2" svg:d="m21140 5106v501h2513v-3530" svg:viewBox="0 0 2514 3531">
          <text:p/>
        </draw:connector>
        <draw:frame draw:style-name="gr24" draw:text-style-name="P4" xml:id="id64" draw:id="id64" draw:layer="layout" svg:width="0.815cm" svg:height="0.569cm" svg:x="24.188cm" svg:y="10.718cm">
          <draw:text-box>
            <text:p><text:span text:style-name="T3">38</text:span></text:p>
          </draw:text-box>
        </draw:frame>
        <draw:frame draw:style-name="gr24" draw:text-style-name="P4" xml:id="id66" draw:id="id66" draw:layer="layout" svg:width="0.815cm" svg:height="0.569cm" svg:x="25.151cm" svg:y="10.718cm">
          <draw:text-box>
            <text:p><text:span text:style-name="T3">39</text:span></text:p>
          </draw:text-box>
        </draw:frame>
        <draw:connector draw:style-name="gr32" draw:text-style-name="P1" draw:layer="layout" draw:line-skew="-0.322cm 0.751cm" svg:x1="20.378cm" svg:y1="3.347cm" svg:x2="24.188cm" svg:y2="11.002cm" draw:start-shape="id63" draw:start-glue-point="0" draw:end-shape="id64" draw:end-glue-point="3" svg:d="m20378 3347v-823h2847v8478h963" svg:viewBox="0 0 3811 8479">
          <text:p/>
        </draw:connector>
        <draw:connector draw:style-name="gr33" draw:text-style-name="P1" draw:layer="layout" draw:line-skew="0.186cm -0.067cm" svg:x1="21.14cm" svg:y1="3.347cm" svg:x2="25.966cm" svg:y2="11.002cm" draw:start-shape="id65" draw:start-glue-point="0" draw:end-shape="id66" draw:end-glue-point="1" svg:d="m21140 3347v-315h5260v7970h-434" svg:viewBox="0 0 5261 7971">
          <text:p/>
        </draw:connector>
        <draw:frame draw:style-name="gr30" draw:text-style-name="P4" xml:id="id68" draw:id="id68" draw:layer="layout" svg:width="1.061cm" svg:height="0.569cm" svg:x="24.622cm" svg:y="4.175cm">
          <draw:text-box>
            <text:p><text:span text:style-name="T3">+5v</text:span></text:p>
          </draw:text-box>
        </draw:frame>
        <draw:connector draw:style-name="gr9" draw:text-style-name="P1" draw:layer="layout" svg:x1="22.283cm" svg:y1="3.591cm" svg:x2="25.152cm" svg:y2="4.175cm" draw:start-shape="id67" draw:start-glue-point="1" draw:end-shape="id68" draw:end-glue-point="0" svg:d="m22283 3591h2869v584" svg:viewBox="0 0 2870 585">
          <text:p/>
        </draw:connector>
        <draw:frame draw:style-name="gr34" draw:text-style-name="P5" draw:layer="layout" svg:width="2.032cm" svg:height="0.645cm" draw:transform="rotate (1.5707963267949) translate (19.085cm 17.637cm)">
          <draw:text-box>
            <text:p><text:span text:style-name="T1">maxim</text:span></text:p>
          </draw:text-box>
        </draw:frame>
        <draw:custom-shape draw:style-name="gr35" draw:text-style-name="P1" draw:layer="layout" svg:width="0.127cm" svg:height="0.167cm" svg:x="19.517cm" svg:y="17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xml:id="id76" draw:id="id76" draw:layer="layout" svg:width="0.405cm" svg:height="0.489cm" svg:x="18.653cm" svg:y="15.624cm">
          <draw:text-box draw:corner-radius="0.127cm">
            <text:p><text:span text:style-name="T2">5</text:span></text:p>
          </draw:text-box>
        </draw:frame>
        <draw:frame draw:style-name="gr7" draw:text-style-name="P3" xml:id="id77" draw:id="id77" draw:layer="layout" svg:width="0.405cm" svg:height="0.489cm" svg:x="18.653cm" svg:y="16.132cm">
          <draw:text-box draw:corner-radius="0.127cm">
            <text:p><text:span text:style-name="T2">6</text:span></text:p>
          </draw:text-box>
        </draw:frame>
        <draw:frame draw:style-name="gr7" draw:text-style-name="P3" xml:id="id74" draw:id="id74" draw:layer="layout" svg:width="0.405cm" svg:height="0.489cm" svg:x="18.653cm" svg:y="16.621cm">
          <draw:text-box draw:corner-radius="0.127cm">
            <text:p><text:span text:style-name="T2">7</text:span></text:p>
          </draw:text-box>
        </draw:frame>
        <draw:frame draw:style-name="gr7" draw:text-style-name="P3" draw:layer="layout" svg:width="0.405cm" svg:height="0.489cm" svg:x="18.653cm" svg:y="17.129cm">
          <draw:text-box draw:corner-radius="0.127cm">
            <text:p><text:span text:style-name="T2">8</text:span></text:p>
          </draw:text-box>
        </draw:frame>
        <draw:frame draw:style-name="gr7" draw:text-style-name="P3" xml:id="id79" draw:id="id79" draw:layer="layout" svg:width="0.405cm" svg:height="0.489cm" svg:x="19.73cm" svg:y="15.643cm">
          <draw:text-box draw:corner-radius="0.127cm">
            <text:p><text:span text:style-name="T2">4</text:span></text:p>
          </draw:text-box>
        </draw:frame>
        <draw:frame draw:style-name="gr7" draw:text-style-name="P3" xml:id="id83" draw:id="id83" draw:layer="layout" svg:width="0.405cm" svg:height="0.489cm" svg:x="19.73cm" svg:y="16.151cm">
          <draw:text-box draw:corner-radius="0.127cm">
            <text:p><text:span text:style-name="T2">3</text:span></text:p>
          </draw:text-box>
        </draw:frame>
        <draw:frame draw:style-name="gr7" draw:text-style-name="P3" xml:id="id81" draw:id="id81" draw:layer="layout" svg:width="0.405cm" svg:height="0.489cm" svg:x="19.73cm" svg:y="16.64cm">
          <draw:text-box draw:corner-radius="0.127cm">
            <text:p><text:span text:style-name="T2">2</text:span></text:p>
          </draw:text-box>
        </draw:frame>
        <draw:frame draw:style-name="gr7" draw:text-style-name="P3" xml:id="id69" draw:id="id69" draw:layer="layout" svg:width="0.405cm" svg:height="0.489cm" svg:x="19.73cm" svg:y="17.148cm">
          <draw:text-box draw:corner-radius="0.127cm">
            <text:p><text:span text:style-name="T2">1</text:span></text:p>
          </draw:text-box>
        </draw:frame>
        <draw:frame draw:style-name="gr30" draw:text-style-name="P4" xml:id="id70" draw:id="id70" draw:layer="layout" svg:width="1.061cm" svg:height="0.569cm" svg:x="23.098cm" svg:y="18.018cm">
          <draw:text-box>
            <text:p><text:span text:style-name="T3">+5v</text:span></text:p>
          </draw:text-box>
        </draw:frame>
        <draw:connector draw:style-name="gr9" draw:text-style-name="P1" draw:layer="layout" svg:x1="19.932cm" svg:y1="17.637cm" svg:x2="23.098cm" svg:y2="18.302cm" draw:start-shape="id69" draw:start-glue-point="2" draw:end-shape="id70" draw:end-glue-point="3" svg:d="m19932 17637v665h3166" svg:viewBox="0 0 3167 666">
          <text:p/>
        </draw:connector>
        <draw:frame draw:style-name="gr24" draw:text-style-name="P4" xml:id="id82" draw:id="id82" draw:layer="layout" svg:width="0.815cm" svg:height="0.569cm" svg:x="25.384cm" svg:y="15.859cm">
          <draw:text-box>
            <text:p><text:span text:style-name="T3">53</text:span></text:p>
          </draw:text-box>
        </draw:frame>
        <draw:connector draw:style-name="gr32" draw:text-style-name="P1" draw:layer="layout" svg:x1="22.209cm" svg:y1="15.097cm" svg:x2="15.605cm" svg:y2="12.049cm" draw:start-shape="id71" draw:start-glue-point="6" draw:end-shape="id72" draw:end-glue-point="6" svg:d="m22209 15097h-7105v-3048h501" svg:viewBox="0 0 7106 3049">
          <text:p/>
        </draw:connector>
        <draw:connector draw:style-name="gr32" draw:text-style-name="P1" draw:layer="layout" draw:line-skew="0.698cm" svg:x1="22.463cm" svg:y1="14.843cm" svg:x2="16.684cm" svg:y2="12.938cm" draw:start-shape="id71" draw:start-glue-point="4" draw:end-shape="id73" draw:end-glue-point="8" svg:d="m22463 14843v-254h-5779v-1651" svg:viewBox="0 0 5780 1906">
          <text:p/>
        </draw:connector>
        <draw:connector draw:style-name="gr36" draw:text-style-name="P1" draw:layer="layout" draw:line-skew="-0.303cm" svg:x1="16.24cm" svg:y1="12.557cm" svg:x2="18.653cm" svg:y2="16.865cm" draw:start-shape="id73" draw:start-glue-point="6" draw:end-shape="id74" draw:end-glue-point="3" svg:d="m16240 12557h-805v4308h3218" svg:viewBox="0 0 3219 4309">
          <text:p/>
        </draw:connector>
        <draw:connector draw:style-name="gr37" draw:text-style-name="P1" draw:layer="layout" svg:x1="23.045cm" svg:y1="13.647cm" svg:x2="16.684cm" svg:y2="12.938cm" draw:start-shape="id75" draw:start-glue-point="5" draw:end-shape="id73" draw:end-glue-point="8" svg:d="m23045 13647h-6361v-709" svg:viewBox="0 0 6362 710">
          <text:p/>
        </draw:connector>
        <draw:frame draw:style-name="gr24" draw:text-style-name="P4" xml:id="id84" draw:id="id84" draw:layer="layout" svg:width="0.815cm" svg:height="0.569cm" svg:x="25.384cm" svg:y="15.097cm">
          <draw:text-box>
            <text:p><text:span text:style-name="T3">51</text:span></text:p>
          </draw:text-box>
        </draw:frame>
        <draw:connector draw:style-name="gr38" draw:text-style-name="P1" draw:layer="layout" draw:line-skew="0.355cm -0.247cm" svg:x1="18.855cm" svg:y1="15.624cm" svg:x2="20.135cm" svg:y2="17.392cm" draw:start-shape="id76" draw:start-glue-point="0" draw:end-shape="id69" draw:end-glue-point="1" svg:d="m18855 15624v-146h1534v1914h-254" svg:viewBox="0 0 1535 1915">
          <text:p/>
        </draw:connector>
        <draw:connector draw:style-name="gr19" draw:text-style-name="P1" draw:layer="layout" draw:line-skew="-3.049cm" svg:x1="18.653cm" svg:y1="16.376cm" svg:x2="15.859cm" svg:y2="11.795cm" draw:start-shape="id77" draw:start-glue-point="3" draw:end-shape="id72" draw:end-glue-point="4" svg:d="m18653 16376h-4318v-5082h1524v501" svg:viewBox="0 0 4319 5083">
          <text:p/>
        </draw:connector>
        <draw:connector draw:style-name="gr19" draw:text-style-name="P1" draw:layer="layout" draw:line-skew="0.247cm" svg:x1="23.352cm" svg:y1="12.303cm" svg:x2="17.129cm" svg:y2="12.557cm" draw:start-shape="id78" draw:start-glue-point="4" draw:end-shape="id73" draw:end-glue-point="10" svg:d="m23352 12303v-254h-3238v508h-2985" svg:viewBox="0 0 6224 509">
          <text:p/>
        </draw:connector>
        <draw:connector draw:style-name="gr19" draw:text-style-name="P1" draw:layer="layout" svg:x1="20.135cm" svg:y1="15.887cm" svg:x2="23.172cm" svg:y2="12.737cm" draw:start-shape="id79" draw:start-glue-point="1" draw:end-shape="id78" draw:end-glue-point="7" svg:d="m20135 15887h1482v-3150h1555" svg:viewBox="0 0 3038 3151">
          <text:p/>
        </draw:connector>
        <draw:connector draw:style-name="gr39" draw:text-style-name="P1" draw:layer="layout" svg:x1="18.653cm" svg:y1="16.865cm" svg:x2="17.256cm" svg:y2="11.287cm" draw:start-shape="id74" draw:start-glue-point="3" draw:end-shape="id80" draw:end-glue-point="4" svg:d="m18653 16865h-571v-6079h-826v501" svg:viewBox="0 0 1398 6080">
          <text:p/>
        </draw:connector>
        <draw:connector draw:style-name="gr15" draw:text-style-name="P1" draw:layer="layout" svg:x1="17.002cm" svg:y1="11.541cm" svg:x2="16.113cm" svg:y2="12.049cm" draw:start-shape="id80" draw:start-glue-point="6" draw:end-shape="id72" draw:end-glue-point="10" svg:d="m17002 11541h-444v508h-445" svg:viewBox="0 0 890 509">
          <text:p/>
        </draw:connector>
        <draw:connector draw:style-name="gr32" draw:text-style-name="P1" draw:layer="layout" draw:line-skew="1.227cm" svg:x1="20.135cm" svg:y1="16.884cm" svg:x2="25.384cm" svg:y2="16.143cm" draw:start-shape="id81" draw:start-glue-point="1" draw:end-shape="id82" draw:end-glue-point="3" svg:d="m20135 16884h3852v-741h1397" svg:viewBox="0 0 5250 742">
          <text:p/>
        </draw:connector>
        <draw:connector draw:style-name="gr29" draw:text-style-name="P1" draw:layer="layout" draw:line-skew="0.465cm" svg:x1="20.135cm" svg:y1="16.395cm" svg:x2="25.384cm" svg:y2="15.381cm" draw:start-shape="id83" draw:start-glue-point="1" draw:end-shape="id84" draw:end-glue-point="3" svg:d="m20135 16395h3090v-1014h2159" svg:viewBox="0 0 5250 1015">
          <text:p/>
        </draw:connector>
        <draw:connector draw:style-name="gr37" draw:text-style-name="P1" draw:layer="layout" draw:line-skew="-0.424cm" svg:x1="20.135cm" svg:y1="16.395cm" svg:x2="22.971cm" svg:y2="13.827cm" draw:start-shape="id83" draw:start-glue-point="1" draw:end-shape="id75" draw:end-glue-point="6" svg:d="m20135 16395h994v-2568h1842" svg:viewBox="0 0 2837 2569">
          <text:p/>
        </draw:connector>
        <draw:connector draw:style-name="gr32" draw:text-style-name="P1" draw:layer="layout" svg:x1="20.135cm" svg:y1="16.884cm" svg:x2="22.463cm" svg:y2="15.351cm" draw:start-shape="id81" draw:start-glue-point="1" draw:end-shape="id71" draw:end-glue-point="8" svg:d="m20135 16884h2328v-1533" svg:viewBox="0 0 2329 1534">
          <text:p/>
        </draw:connector>
        <draw:connector draw:style-name="gr40" draw:text-style-name="P1" draw:layer="layout" svg:x1="20.135cm" svg:y1="17.392cm" svg:x2="21.902cm" svg:y2="3.347cm" draw:start-shape="id69" draw:start-glue-point="1" draw:end-shape="id67" draw:end-glue-point="0" svg:d="m20135 17392h693v-14546h1074v501" svg:viewBox="0 0 1768 14547">
          <text:p/>
        </draw:connector>
        <draw:custom-shape draw:style-name="gr3" draw:text-style-name="P1" xml:id="id31" draw:id="id31" draw:layer="layout" svg:width="0.508cm" svg:height="0.508cm" svg:x="6.588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3" draw:id="id33" draw:layer="layout" svg:width="0.508cm" svg:height="0.508cm" svg:x="6.588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5" draw:id="id35" draw:layer="layout" svg:width="0.508cm" svg:height="0.508cm" svg:x="6.588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7" draw:id="id37" draw:layer="layout" svg:width="0.508cm" svg:height="0.508cm" svg:x="6.461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8" draw:id="id78" draw:layer="layout" svg:width="0.508cm" svg:height="0.508cm" svg:x="23.09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5" draw:id="id75" draw:layer="layout" svg:width="0.508cm" svg:height="0.508cm" svg:x="22.971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1" draw:id="id71" draw:layer="layout" svg:width="0.508cm" svg:height="0.508cm" svg:x="22.209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41" draw:text-style-name="P5" draw:layer="layout" svg:width="1.751cm" svg:height="0.645cm" svg:x="2.271cm" svg:y="1.094cm">
          <draw:text-box>
            <text:p><text:span text:style-name="T1">steering</text:span></text:p>
          </draw:text-box>
        </draw:frame>
        <draw:frame draw:style-name="gr41" draw:text-style-name="P5" draw:layer="layout" svg:width="1.73cm" svg:height="0.645cm" svg:x="2.934cm" svg:y="1.856cm">
          <draw:text-box>
            <text:p><text:span text:style-name="T1">parallax</text:span></text:p>
          </draw:text-box>
        </draw:frame>
        <draw:frame draw:style-name="gr24" draw:text-style-name="P3" draw:layer="layout" svg:width="0.625cm" svg:height="0.489cm" svg:x="2.553cm" svg:y="2.755cm">
          <draw:text-box>
            <text:p><text:span text:style-name="T2">+</text:span></text:p>
          </draw:text-box>
        </draw:frame>
        <draw:frame draw:style-name="gr20" draw:text-style-name="P3" draw:layer="layout" svg:width="0.574cm" svg:height="0.489cm" svg:x="2.553cm" svg:y="3.409cm">
          <draw:text-box>
            <text:p><text:span text:style-name="T2">-</text:span></text:p>
          </draw:text-box>
        </draw:frame>
        <draw:frame draw:style-name="gr20" draw:text-style-name="P3" draw:layer="layout" svg:width="0.79cm" svg:height="0.489cm" svg:x="4.585cm" svg:y="2.774cm">
          <draw:text-box>
            <text:p><text:span text:style-name="T2">m2</text:span></text:p>
          </draw:text-box>
        </draw:frame>
        <draw:frame draw:style-name="gr20" draw:text-style-name="P3" draw:layer="layout" svg:width="0.79cm" svg:height="0.489cm" svg:x="4.585cm" svg:y="3.409cm">
          <draw:text-box>
            <text:p><text:span text:style-name="T2">m1</text:span></text:p>
          </draw:text-box>
        </draw:frame>
        <draw:frame draw:style-name="gr20" draw:text-style-name="P3" draw:layer="layout" svg:width="1.107cm" svg:height="0.489cm" svg:x="3.315cm" svg:y="2.755cm">
          <draw:text-box>
            <text:p><text:span text:style-name="T2">JBRW</text:span></text:p>
          </draw:text-box>
        </draw:frame>
        <draw:custom-shape draw:style-name="gr42" draw:text-style-name="P1" draw:layer="layout" svg:width="3.048cm" svg:height="2.159cm" svg:x="2.426cm" svg:y="1.86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426cm" svg:y1="2.501cm" svg:x2="5.474cm" svg:y2="2.501cm">
          <text:p/>
        </draw:line>
        <draw:frame draw:style-name="gr43" draw:layer="layout" svg:width="0.853cm" svg:height="1.187cm" svg:x="21.415cm" svg:y="3.562cm">
          <draw:text-box>
            <text:p/>
          </draw:text-box>
        </draw:frame>
        <draw:frame draw:style-name="gr44" draw:text-style-name="P3" draw:layer="layout" svg:width="0.381cm" svg:height="0.489cm" svg:x="18.541cm" svg:y="10.036cm">
          <draw:text-box>
            <text:p><text:span text:style-name="T2">1</text:span></text:p>
          </draw:text-box>
        </draw:frame>
        <draw:frame draw:style-name="gr44" draw:text-style-name="P3" draw:layer="layout" svg:width="0.381cm" svg:height="0.489cm" svg:x="18.541cm" svg:y="10.652cm">
          <draw:text-box>
            <text:p><text:span text:style-name="T2">2</text:span></text:p>
          </draw:text-box>
        </draw:frame>
        <draw:frame draw:style-name="gr44" draw:text-style-name="P3" draw:layer="layout" svg:width="0.381cm" svg:height="0.489cm" svg:x="18.541cm" svg:y="11.306cm">
          <draw:text-box>
            <text:p><text:span text:style-name="T2">3</text:span></text:p>
          </draw:text-box>
        </draw:frame>
        <draw:frame draw:style-name="gr44" draw:text-style-name="P3" draw:layer="layout" svg:width="0.381cm" svg:height="0.489cm" svg:x="18.541cm" svg:y="11.941cm">
          <draw:text-box>
            <text:p><text:span text:style-name="T2">4</text:span></text:p>
          </draw:text-box>
        </draw:frame>
        <draw:frame draw:style-name="gr44" draw:text-style-name="P3" draw:layer="layout" svg:width="0.381cm" svg:height="0.489cm" svg:x="18.541cm" svg:y="12.557cm">
          <draw:text-box>
            <text:p><text:span text:style-name="T2">5</text:span></text:p>
          </draw:text-box>
        </draw:frame>
        <draw:frame draw:style-name="gr44" draw:text-style-name="P3" draw:layer="layout" svg:width="0.381cm" svg:height="0.489cm" svg:x="18.541cm" svg:y="13.484cm">
          <draw:text-box>
            <text:p><text:span text:style-name="T2">6</text:span></text:p>
          </draw:text-box>
        </draw:frame>
        <draw:frame draw:style-name="gr44" draw:text-style-name="P3" draw:layer="layout" svg:width="0.381cm" svg:height="0.489cm" svg:x="18.541cm" svg:y="14.1cm">
          <draw:text-box>
            <text:p><text:span text:style-name="T2">7</text:span></text:p>
          </draw:text-box>
        </draw:frame>
        <draw:frame draw:style-name="gr44" draw:text-style-name="P3" draw:layer="layout" svg:width="0.381cm" svg:height="0.489cm" svg:x="18.541cm" svg:y="14.735cm">
          <draw:text-box>
            <text:p><text:span text:style-name="T2">8</text:span></text:p>
          </draw:text-box>
        </draw:frame>
        <draw:custom-shape draw:style-name="gr42" draw:text-style-name="P1" draw:layer="layout" svg:width="0.254cm" svg:height="0.254cm" svg:x="19.049cm" svg:y="13.06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254cm" svg:height="0.254cm" svg:x="19.43cm" svg:y="13.06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254cm" svg:height="0.254cm" svg:x="19.049cm" svg:y="15.3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254cm" svg:height="0.254cm" svg:x="19.43cm" svg:y="15.351cm">
          <text:p/>
          <draw:enhanced-geometry svg:viewBox="0 0 21600 21600" draw:type="rectangle" draw:enhanced-path="M 0 0 L 21600 0 21600 21600 0 21600 0 0 Z N"/>
        </draw:custom-shape>
        <draw:frame draw:style-name="gr44" draw:text-style-name="P3" draw:layer="layout" svg:width="0.381cm" svg:height="0.489cm" svg:x="19.811cm" svg:y="10.036cm">
          <draw:text-box>
            <text:p><text:span text:style-name="T2">1</text:span></text:p>
          </draw:text-box>
        </draw:frame>
        <draw:frame draw:style-name="gr44" draw:text-style-name="P3" draw:layer="layout" svg:width="0.381cm" svg:height="0.489cm" svg:x="19.811cm" svg:y="10.652cm">
          <draw:text-box>
            <text:p><text:span text:style-name="T2">2</text:span></text:p>
          </draw:text-box>
        </draw:frame>
        <draw:frame draw:style-name="gr44" draw:text-style-name="P3" draw:layer="layout" svg:width="0.381cm" svg:height="0.489cm" svg:x="19.811cm" svg:y="11.306cm">
          <draw:text-box>
            <text:p><text:span text:style-name="T2">3</text:span></text:p>
          </draw:text-box>
        </draw:frame>
        <draw:frame draw:style-name="gr44" draw:text-style-name="P3" draw:layer="layout" svg:width="0.381cm" svg:height="0.489cm" svg:x="19.811cm" svg:y="11.941cm">
          <draw:text-box>
            <text:p><text:span text:style-name="T2">4</text:span></text:p>
          </draw:text-box>
        </draw:frame>
        <draw:frame draw:style-name="gr44" draw:text-style-name="P3" draw:layer="layout" svg:width="0.381cm" svg:height="0.489cm" svg:x="19.811cm" svg:y="12.557cm">
          <draw:text-box>
            <text:p><text:span text:style-name="T2">5</text:span></text:p>
          </draw:text-box>
        </draw:frame>
        <draw:frame draw:style-name="gr44" draw:text-style-name="P3" draw:layer="layout" svg:width="0.381cm" svg:height="0.489cm" svg:x="19.811cm" svg:y="13.484cm">
          <draw:text-box>
            <text:p><text:span text:style-name="T2">6</text:span></text:p>
          </draw:text-box>
        </draw:frame>
        <draw:frame draw:style-name="gr44" draw:text-style-name="P3" draw:layer="layout" svg:width="0.381cm" svg:height="0.489cm" svg:x="19.811cm" svg:y="14.1cm">
          <draw:text-box>
            <text:p><text:span text:style-name="T2">7</text:span></text:p>
          </draw:text-box>
        </draw:frame>
        <draw:frame draw:style-name="gr44" draw:text-style-name="P3" draw:layer="layout" svg:width="0.381cm" svg:height="0.489cm" svg:x="19.811cm" svg:y="14.735cm">
          <draw:text-box>
            <text:p><text:span text:style-name="T2">8</text:span></text:p>
          </draw:text-box>
        </draw:frame>
        <draw:frame draw:style-name="gr41" draw:text-style-name="P3" draw:layer="layout" svg:width="0.79cm" svg:height="0.489cm" svg:x="18.287cm" svg:y="9.401cm">
          <draw:text-box>
            <text:p><text:span text:style-name="T2">left</text:span></text:p>
          </draw:text-box>
        </draw:frame>
        <draw:frame draw:style-name="gr41" draw:text-style-name="P3" draw:layer="layout" svg:width="0.921cm" svg:height="0.489cm" svg:x="19.529cm" svg:y="9.382cm">
          <draw:text-box>
            <text:p><text:span text:style-name="T2">right</text:span></text:p>
          </draw:text-box>
        </draw:frame>
        <draw:custom-shape draw:style-name="gr42" draw:text-style-name="P1" draw:layer="layout" svg:width="2.159cm" svg:height="5.842cm" svg:x="18.287cm" svg:y="9.8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825cm" svg:height="2.993cm" svg:x="2.271cm" svg:y="4.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W-green</text:span></text:p>
              </table:table-cell>
              <table:table-cell>
                <text:p text:style-name="P6"><text:span text:style-name="T4">Ide 12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B-white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m2</text:span></text:p>
              </table:table-cell>
              <table:table-cell>
                <text:p text:style-name="P6"><text:span text:style-name="T4">Pink 6, steering wheel motor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m1</text:span></text:p>
              </table:table-cell>
              <table:table-cell>
                <text:p text:style-name="P6"><text:span text:style-name="T4">Orange 5, steering wheel motor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+</text:span></text:p>
              </table:table-cell>
              <table:table-cell>
                <text:p text:style-name="P6"><text:span text:style-name="T4">Left 3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-</text:span></text:p>
              </table:table-cell>
              <table:table-cell>
                <text:p text:style-name="P6"><text:span text:style-name="T4">Left 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5" draw:text-style-name="P3" draw:layer="layout" svg:width="0.762cm" svg:height="0.489cm" svg:x="8.62cm" svg:y="2.473cm">
          <draw:text-box>
            <text:p><text:span text:style-name="T2">87</text:span></text:p>
          </draw:text-box>
        </draw:frame>
        <draw:frame draw:style-name="gr45" draw:text-style-name="P3" draw:layer="layout" svg:width="0.762cm" svg:height="0.489cm" svg:x="8.62cm" svg:y="3.089cm">
          <draw:text-box>
            <text:p><text:span text:style-name="T2">86</text:span></text:p>
          </draw:text-box>
        </draw:frame>
        <draw:frame draw:style-name="gr45" draw:text-style-name="P3" draw:layer="layout" svg:width="0.762cm" svg:height="0.489cm" svg:x="10.144cm" svg:y="2.454cm">
          <draw:text-box>
            <text:p><text:span text:style-name="T2">30</text:span></text:p>
          </draw:text-box>
        </draw:frame>
        <draw:frame draw:style-name="gr45" draw:text-style-name="P3" draw:layer="layout" svg:width="0.762cm" svg:height="0.489cm" svg:x="10.144cm" svg:y="3.089cm">
          <draw:text-box>
            <text:p><text:span text:style-name="T2">85</text:span></text:p>
          </draw:text-box>
        </draw:frame>
        <draw:frame draw:style-name="gr41" draw:text-style-name="P5" draw:layer="layout" svg:width="1.641cm" svg:height="0.645cm" svg:x="9.128cm" svg:y="1.565cm">
          <draw:text-box>
            <text:p text:style-name="P5"><text:span text:style-name="T1">yh185b</text:span></text:p>
          </draw:text-box>
        </draw:frame>
        <draw:frame draw:style-name="gr41" draw:text-style-name="P3" draw:layer="layout" svg:width="1.565cm" svg:height="0.489cm" svg:x="9.128cm" svg:y="3.743cm">
          <draw:text-box>
            <text:p><text:span text:style-name="T2">14v dc 60A</text:span></text:p>
          </draw:text-box>
        </draw:frame>
        <draw:custom-shape draw:style-name="gr42" draw:text-style-name="P1" draw:layer="layout" svg:width="3.175cm" svg:height="3.048cm" svg:x="8.239cm" svg:y="1.438cm">
          <text:p/>
          <draw:enhanced-geometry svg:viewBox="0 0 21600 21600" draw:type="rectangle" draw:enhanced-path="M 0 0 L 21600 0 21600 21600 0 21600 0 0 Z N"/>
        </draw:custom-shape>
        <draw:frame draw:style-name="gr41" draw:text-style-name="P5" draw:layer="layout" svg:width="1.73cm" svg:height="0.645cm" svg:x="2.659cm" svg:y="14.472cm">
          <draw:text-box>
            <text:p><text:span text:style-name="T1">parallax</text:span></text:p>
          </draw:text-box>
        </draw:frame>
        <draw:frame draw:style-name="gr24" draw:text-style-name="P3" draw:layer="layout" svg:width="0.625cm" svg:height="0.489cm" svg:x="2.278cm" svg:y="15.371cm">
          <draw:text-box>
            <text:p><text:span text:style-name="T2">+</text:span></text:p>
          </draw:text-box>
        </draw:frame>
        <draw:frame draw:style-name="gr20" draw:text-style-name="P3" draw:layer="layout" svg:width="0.574cm" svg:height="0.489cm" svg:x="2.278cm" svg:y="16.025cm">
          <draw:text-box>
            <text:p><text:span text:style-name="T2">-</text:span></text:p>
          </draw:text-box>
        </draw:frame>
        <draw:frame draw:style-name="gr20" draw:text-style-name="P3" draw:layer="layout" svg:width="0.79cm" svg:height="0.489cm" svg:x="4.31cm" svg:y="15.39cm">
          <draw:text-box>
            <text:p><text:span text:style-name="T2">m2</text:span></text:p>
          </draw:text-box>
        </draw:frame>
        <draw:frame draw:style-name="gr20" draw:text-style-name="P3" draw:layer="layout" svg:width="0.79cm" svg:height="0.489cm" svg:x="4.31cm" svg:y="16.025cm">
          <draw:text-box>
            <text:p><text:span text:style-name="T2">m1</text:span></text:p>
          </draw:text-box>
        </draw:frame>
        <draw:frame draw:style-name="gr20" draw:text-style-name="P3" draw:layer="layout" svg:width="1.107cm" svg:height="0.489cm" svg:x="3.04cm" svg:y="15.371cm">
          <draw:text-box>
            <text:p><text:span text:style-name="T2">JBRW</text:span></text:p>
          </draw:text-box>
        </draw:frame>
        <draw:custom-shape draw:style-name="gr42" draw:text-style-name="P1" draw:layer="layout" svg:width="3.048cm" svg:height="2.159cm" svg:x="2.151cm" svg:y="14.48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151cm" svg:y1="15.117cm" svg:x2="5.199cm" svg:y2="15.117cm">
          <text:p/>
        </draw:line>
        <draw:frame draw:style-name="standard" draw:layer="layout" svg:width="3.548cm" svg:height="1.995cm" svg:x="2.151cm" svg:y="16.92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4">B-black</text:span></text:p>
              </table:table-cell>
              <table:table-cell>
                <text:p text:style-name="P6"><text:span text:style-name="T4">Right 8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W-Red</text:span></text:p>
              </table:table-cell>
              <table:table-cell>
                <text:p text:style-name="P6"><text:span text:style-name="T4">Ide 1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m2</text:span></text:p>
              </table:table-cell>
              <table:table-cell>
                <text:p text:style-name="P6"><text:span text:style-name="T4">pink into orange, 8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m1</text:span></text:p>
              </table:table-cell>
              <table:table-cell>
                <text:p text:style-name="P6"><text:span text:style-name="T4">Pink 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1" draw:text-style-name="P5" draw:layer="layout" svg:width="1.387cm" svg:height="0.645cm" svg:x="2.151cm" svg:y="13.446cm">
          <draw:text-box>
            <text:p><text:span text:style-name="T1">brake</text:span></text:p>
          </draw:text-box>
        </draw:frame>
        <draw:frame draw:style-name="standard" draw:layer="layout" svg:width="4.197cm" svg:height="5.028cm" svg:x="13.045cm" svg:y="5.25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6"><text:span text:style-name="T4">1-1</text:span></text:p>
              </table:table-cell>
              <table:table-cell>
                <text:p text:style-name="P6"><text:span text:style-name="T4">2-7</text:span></text:p>
              </table:table-cell>
              <table:table-cell>
                <text:p text:style-name="P6"><text:span text:style-name="T4">2-1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6"><text:span text:style-name="T4">1-2</text:span></text:p>
              </table:table-cell>
              <table:table-cell>
                <text:p text:style-name="P6"><text:span text:style-name="T4">letter L</text:span></text:p>
              </table:table-cell>
              <table:table-cell>
                <text:p text:style-name="P6"><text:span text:style-name="T4">2-2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6"><text:span text:style-name="T4">1-3</text:span></text:p>
              </table:table-cell>
              <table:table-cell>
                <text:p text:style-name="P6"><text:span text:style-name="T4">Letter O</text:span></text:p>
              </table:table-cell>
              <table:table-cell>
                <text:p text:style-name="P6"><text:span text:style-name="T4">2-3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6"><text:span text:style-name="T4">1-4</text:span></text:p>
              </table:table-cell>
              <table:table-cell>
                <text:p text:style-name="P6"><text:span text:style-name="T4">Right 3</text:span></text:p>
              </table:table-cell>
              <table:table-cell>
                <text:p text:style-name="P6"><text:span text:style-name="T4">2-4</text:span></text:p>
              </table:table-cell>
              <table:table-cell>
                <text:p text:style-name="P6"><text:span text:style-name="T4">Ide 6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4">1-5</text:span></text:p>
              </table:table-cell>
              <table:table-cell>
                <text:p text:style-name="P6"><text:span text:style-name="T4">2-5</text:span></text:p>
              </table:table-cell>
              <table:table-cell>
                <text:p text:style-name="P6"><text:span text:style-name="T4">2-5</text:span></text:p>
              </table:table-cell>
              <table:table-cell>
                <text:p text:style-name="P6"><text:span text:style-name="T4">1-5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4">1-6</text:span></text:p>
              </table:table-cell>
              <table:table-cell>
                <text:p text:style-name="P6"><text:span text:style-name="T4">letter N</text:span></text:p>
              </table:table-cell>
              <table:table-cell>
                <text:p text:style-name="P6"><text:span text:style-name="T4">2-6</text:span></text:p>
              </table:table-cell>
              <table:table-cell>
                <text:p text:style-name="P6"><text:span text:style-name="T4">letter K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4">1-7</text:span></text:p>
              </table:table-cell>
              <table:table-cell>
                <text:p text:style-name="P6"><text:span text:style-name="T4">letter M</text:span></text:p>
              </table:table-cell>
              <table:table-cell>
                <text:p text:style-name="P6"><text:span text:style-name="T4">2-7</text:span></text:p>
              </table:table-cell>
              <table:table-cell>
                <text:p text:style-name="P6"><text:span text:style-name="T4">1-1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1-8</text:span></text:p>
              </table:table-cell>
              <table:table-cell>
                <text:p text:style-name="P6"><text:span text:style-name="T4">Left 6</text:span></text:p>
              </table:table-cell>
              <table:table-cell>
                <text:p text:style-name="P6"><text:span text:style-name="T4">2-8</text:span></text:p>
              </table:table-cell>
              <table:table-cell>
                <text:p text:style-name="P6"><text:span text:style-name="T4">Right 4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2" draw:text-style-name="P1" draw:layer="layout" svg:width="0.381cm" svg:height="0.381cm" svg:x="14.051cm" svg:y="2.7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559cm" svg:y="2.7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051cm" svg:y="3.2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559cm" svg:y="3.2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051cm" svg:y="3.7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559cm" svg:y="3.7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051cm" svg:y="4.6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559cm" svg:y="4.651cm">
          <text:p/>
          <draw:enhanced-geometry svg:viewBox="0 0 21600 21600" draw:type="rectangle" draw:enhanced-path="M 0 0 L 21600 0 21600 21600 0 21600 0 0 Z N"/>
        </draw:custom-shape>
        <draw:frame draw:style-name="gr41" draw:text-style-name="P5" draw:layer="layout" svg:width="0.697cm" svg:height="0.645cm" svg:x="14.178cm" svg:y="1.984cm">
          <draw:text-box>
            <text:p><text:span text:style-name="T1">1</text:span></text:p>
          </draw:text-box>
        </draw:frame>
        <draw:frame draw:style-name="gr41" draw:text-style-name="P5" draw:layer="layout" svg:width="0.697cm" svg:height="0.645cm" svg:x="15.321cm" svg:y="1.984cm">
          <draw:text-box>
            <text:p><text:span text:style-name="T1">2</text:span></text:p>
          </draw:text-box>
        </draw:frame>
        <draw:custom-shape draw:style-name="gr42" draw:text-style-name="P1" draw:layer="layout" svg:width="1.143cm" svg:height="2.54cm" svg:x="13.924cm" svg:y="2.619cm">
          <text:p/>
          <draw:enhanced-geometry svg:viewBox="0 0 21600 21600" draw:type="rectangle" draw:enhanced-path="M 0 0 L 21600 0 21600 21600 0 21600 0 0 Z N"/>
        </draw:custom-shape>
        <draw:frame draw:style-name="gr41" draw:text-style-name="P3" draw:layer="layout" svg:width="0.621cm" svg:height="0.489cm" svg:x="14.446cm" svg:y="2.638cm">
          <draw:text-box>
            <text:p><text:span text:style-name="T2">5</text:span></text:p>
          </draw:text-box>
        </draw:frame>
        <draw:frame draw:style-name="gr41" draw:text-style-name="P3" draw:layer="layout" svg:width="0.621cm" svg:height="0.489cm" svg:x="13.938cm" svg:y="2.638cm">
          <draw:text-box>
            <text:p><text:span text:style-name="T2">1</text:span></text:p>
          </draw:text-box>
        </draw:frame>
        <draw:frame draw:style-name="gr41" draw:text-style-name="P3" draw:layer="layout" svg:width="0.621cm" svg:height="0.489cm" svg:x="13.938cm" svg:y="3.146cm">
          <draw:text-box>
            <text:p><text:span text:style-name="T2">2</text:span></text:p>
          </draw:text-box>
        </draw:frame>
        <draw:frame draw:style-name="gr41" draw:text-style-name="P3" draw:layer="layout" svg:width="0.621cm" svg:height="0.489cm" svg:x="14.446cm" svg:y="3.127cm">
          <draw:text-box>
            <text:p><text:span text:style-name="T2">6</text:span></text:p>
          </draw:text-box>
        </draw:frame>
        <draw:frame draw:style-name="gr41" draw:text-style-name="P3" draw:layer="layout" svg:width="0.621cm" svg:height="0.489cm" svg:x="13.938cm" svg:y="3.654cm">
          <draw:text-box>
            <text:p><text:span text:style-name="T2">3</text:span></text:p>
          </draw:text-box>
        </draw:frame>
        <draw:frame draw:style-name="gr41" draw:text-style-name="P3" draw:layer="layout" svg:width="0.621cm" svg:height="0.489cm" svg:x="14.432cm" svg:y="3.654cm">
          <draw:text-box>
            <text:p><text:span text:style-name="T2">7</text:span></text:p>
          </draw:text-box>
        </draw:frame>
        <draw:frame draw:style-name="gr41" draw:text-style-name="P3" draw:layer="layout" svg:width="0.621cm" svg:height="0.489cm" svg:x="13.938cm" svg:y="4.651cm">
          <draw:text-box>
            <text:p><text:span text:style-name="T2">4</text:span></text:p>
          </draw:text-box>
        </draw:frame>
        <draw:frame draw:style-name="gr46" draw:text-style-name="P3" draw:layer="layout" svg:width="0.621cm" svg:height="0.489cm" svg:x="14.446cm" svg:y="4.651cm">
          <draw:text-box>
            <text:p><text:span text:style-name="T2">8</text:span></text:p>
          </draw:text-box>
        </draw:frame>
        <draw:custom-shape draw:style-name="gr42" draw:text-style-name="P1" draw:layer="layout" svg:width="0.381cm" svg:height="0.381cm" svg:x="15.194cm" svg:y="2.7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702cm" svg:y="2.7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194cm" svg:y="3.2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702cm" svg:y="3.2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194cm" svg:y="3.7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702cm" svg:y="3.7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194cm" svg:y="4.6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702cm" svg:y="4.6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143cm" svg:height="2.54cm" svg:x="15.067cm" svg:y="2.619cm">
          <text:p/>
          <draw:enhanced-geometry svg:viewBox="0 0 21600 21600" draw:type="rectangle" draw:enhanced-path="M 0 0 L 21600 0 21600 21600 0 21600 0 0 Z N"/>
        </draw:custom-shape>
        <draw:frame draw:style-name="gr41" draw:text-style-name="P3" draw:layer="layout" svg:width="0.621cm" svg:height="0.489cm" svg:x="15.589cm" svg:y="2.638cm">
          <draw:text-box>
            <text:p><text:span text:style-name="T2">5</text:span></text:p>
          </draw:text-box>
        </draw:frame>
        <draw:custom-shape draw:style-name="gr42" draw:text-style-name="P1" draw:layer="layout" svg:width="1.143cm" svg:height="2.54cm" svg:x="15.068cm" svg:y="2.619cm">
          <text:p/>
          <draw:enhanced-geometry svg:viewBox="0 0 21600 21600" draw:type="rectangle" draw:enhanced-path="M 0 0 L 21600 0 21600 21600 0 21600 0 0 Z N"/>
        </draw:custom-shape>
        <draw:frame draw:style-name="gr41" draw:text-style-name="P3" draw:layer="layout" svg:width="0.621cm" svg:height="0.489cm" svg:x="15.081cm" svg:y="2.638cm">
          <draw:text-box>
            <text:p><text:span text:style-name="T2">1</text:span></text:p>
          </draw:text-box>
        </draw:frame>
        <draw:frame draw:style-name="gr41" draw:text-style-name="P3" draw:layer="layout" svg:width="0.621cm" svg:height="0.489cm" svg:x="15.081cm" svg:y="3.146cm">
          <draw:text-box>
            <text:p><text:span text:style-name="T2">2</text:span></text:p>
          </draw:text-box>
        </draw:frame>
        <draw:frame draw:style-name="gr41" draw:text-style-name="P3" draw:layer="layout" svg:width="0.621cm" svg:height="0.489cm" svg:x="15.589cm" svg:y="3.127cm">
          <draw:text-box>
            <text:p><text:span text:style-name="T2">6</text:span></text:p>
          </draw:text-box>
        </draw:frame>
        <draw:frame draw:style-name="gr41" draw:text-style-name="P3" draw:layer="layout" svg:width="0.621cm" svg:height="0.489cm" svg:x="15.081cm" svg:y="3.654cm">
          <draw:text-box>
            <text:p><text:span text:style-name="T2">3</text:span></text:p>
          </draw:text-box>
        </draw:frame>
        <draw:frame draw:style-name="gr41" draw:text-style-name="P3" draw:layer="layout" svg:width="0.621cm" svg:height="0.489cm" svg:x="15.575cm" svg:y="3.654cm">
          <draw:text-box>
            <text:p><text:span text:style-name="T2">7</text:span></text:p>
          </draw:text-box>
        </draw:frame>
        <draw:frame draw:style-name="gr41" draw:text-style-name="P3" draw:layer="layout" svg:width="0.621cm" svg:height="0.489cm" svg:x="15.081cm" svg:y="4.651cm">
          <draw:text-box>
            <text:p><text:span text:style-name="T2">4</text:span></text:p>
          </draw:text-box>
        </draw:frame>
        <draw:frame draw:style-name="gr46" draw:text-style-name="P3" draw:layer="layout" svg:width="0.621cm" svg:height="0.489cm" svg:x="15.589cm" svg:y="4.651cm">
          <draw:text-box>
            <text:p><text:span text:style-name="T2">8</text:span></text:p>
          </draw:text-box>
        </draw:frame>
        <draw:frame draw:style-name="gr47" draw:text-style-name="P5" draw:layer="layout" svg:width="4.528cm" svg:height="0.645cm" svg:x="12.811cm" svg:y="1.381cm">
          <draw:text-box>
            <text:p><text:span text:style-name="T1">Two relays taped together</text:span></text:p>
          </draw:text-box>
        </draw:frame>
        <draw:frame draw:style-name="gr41" draw:text-style-name="P3" draw:layer="layout" svg:width="1.56cm" svg:height="0.489cm" svg:x="2.27cm" svg:y="9.636cm">
          <draw:text-box>
            <text:p><text:span text:style-name="T2">magnecraft</text:span></text:p>
          </draw:text-box>
        </draw:frame>
        <draw:frame draw:style-name="gr30" draw:text-style-name="P3" draw:layer="layout" svg:width="1.397cm" svg:height="0.489cm" svg:x="2.397cm" svg:y="10.309cm">
          <draw:text-box>
            <text:p><text:span text:style-name="T2">Left 5</text:span></text:p>
          </draw:text-box>
        </draw:frame>
        <draw:frame draw:style-name="gr30" draw:text-style-name="P3" draw:layer="layout" svg:width="1.397cm" svg:height="0.489cm" svg:x="2.397cm" svg:y="11.56cm">
          <draw:text-box>
            <text:p><text:span text:style-name="T2">White 12</text:span></text:p>
          </draw:text-box>
        </draw:frame>
        <draw:frame draw:style-name="gr30" draw:text-style-name="P3" draw:layer="layout" svg:width="1.397cm" svg:height="0.489cm" svg:x="4.429cm" svg:y="10.309cm">
          <draw:text-box>
            <text:p><text:span text:style-name="T2">Ide 4</text:span></text:p>
          </draw:text-box>
        </draw:frame>
        <draw:frame draw:style-name="gr20" draw:text-style-name="P3" draw:layer="layout" svg:width="1.416cm" svg:height="0.489cm" svg:x="4.429cm" svg:y="11.56cm">
          <draw:text-box>
            <text:p><text:span text:style-name="T2">Purple 11</text:span></text:p>
          </draw:text-box>
        </draw:frame>
        <draw:custom-shape draw:style-name="gr42" draw:text-style-name="P1" draw:layer="layout" svg:width="3.81cm" svg:height="2.667cm" svg:x="2.27cm" svg:y="9.63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27cm" svg:y1="10.144cm" svg:x2="6.08cm" svg:y2="10.144cm">
          <text:p/>
        </draw:line>
        <draw:frame draw:style-name="gr41" draw:text-style-name="P5" draw:layer="layout" svg:width="1.573cm" svg:height="0.645cm" svg:x="3.032cm" svg:y="8.747cm">
          <draw:text-box>
            <text:p><text:span text:style-name="T1">throttle</text:span></text:p>
          </draw:text-box>
        </draw:frame>
        <draw:frame draw:style-name="standard" draw:layer="layout" svg:width="1.846cm" svg:height="1.995cm" svg:x="8.797cm" svg:y="4.72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3">
                <text:p text:style-name="P7"><text:span text:style-name="T4">30</text:span></text:p>
              </table:table-cell>
              <table:table-cell table:style-name="ce4">
                <text:p text:style-name="P8"><text:span text:style-name="T4">Left 1</text:span></text:p>
              </table:table-cell>
            </table:table-row>
            <table:table-row table:style-name="ro1">
              <table:table-cell table:style-name="ce3">
                <text:p text:style-name="P7"><text:span text:style-name="T4">85</text:span></text:p>
              </table:table-cell>
              <table:table-cell table:style-name="ce4">
                <text:p text:style-name="P8"><text:span text:style-name="T4">Left 1</text:span></text:p>
              </table:table-cell>
            </table:table-row>
            <table:table-row table:style-name="ro1">
              <table:table-cell table:style-name="ce3">
                <text:p text:style-name="P7"><text:span text:style-name="T4">86</text:span></text:p>
              </table:table-cell>
              <table:table-cell table:style-name="ce4">
                <text:p text:style-name="P8"><text:span text:style-name="T4">Ide 2</text:span></text:p>
              </table:table-cell>
            </table:table-row>
            <table:table-row table:style-name="ro1">
              <table:table-cell table:style-name="ce3">
                <text:p text:style-name="P7"><text:span text:style-name="T4">87</text:span></text:p>
              </table:table-cell>
              <table:table-cell table:style-name="ce4">
                <text:p text:style-name="P8"><text:span text:style-name="T4">Left 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518cm" svg:height="13.175cm" svg:x="22.136cm" svg:y="2.049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4">
              <table:table-cell table:style-name="ce5">
                <text:p text:style-name="P7"><text:span text:style-name="T4">1</text:span></text:p>
              </table:table-cell>
              <table:table-cell table:style-name="ce6">
                <text:p text:style-name="P8"><text:span text:style-name="T4">right 1</text:span></text:p>
              </table:table-cell>
            </table:table-row>
            <table:table-row table:style-name="ro1">
              <table:table-cell table:style-name="ce5">
                <text:p text:style-name="P7"><text:span text:style-name="T4">2</text:span></text:p>
              </table:table-cell>
              <table:table-cell table:style-name="ce6">
                <text:p text:style-name="P8"><text:span text:style-name="T4">relay, ide 2</text:span></text:p>
              </table:table-cell>
            </table:table-row>
            <table:table-row table:style-name="ro1">
              <table:table-cell table:style-name="ce5">
                <text:p text:style-name="P7"><text:span text:style-name="T4">3</text:span></text:p>
              </table:table-cell>
              <table:table-cell table:style-name="ce6">
                <text:p text:style-name="P8"><text:span text:style-name="T4">right 1</text:span></text:p>
              </table:table-cell>
            </table:table-row>
            <table:table-row table:style-name="ro1">
              <table:table-cell table:style-name="ce5">
                <text:p text:style-name="P7"><text:span text:style-name="T4">4</text:span></text:p>
              </table:table-cell>
              <table:table-cell table:style-name="ce6">
                <text:p text:style-name="P8"><text:span text:style-name="T4">magenecraft ide 4</text:span></text:p>
              </table:table-cell>
            </table:table-row>
            <table:table-row table:style-name="ro1">
              <table:table-cell table:style-name="ce5">
                <text:p text:style-name="P7"><text:span text:style-name="T4">5</text:span></text:p>
              </table:table-cell>
              <table:table-cell table:style-name="ce6">
                <text:p text:style-name="P8"><text:span text:style-name="T4">Right 1</text:span></text:p>
              </table:table-cell>
            </table:table-row>
            <table:table-row table:style-name="ro1">
              <table:table-cell table:style-name="ce5">
                <text:p text:style-name="P7"><text:span text:style-name="T4">6</text:span></text:p>
              </table:table-cell>
              <table:table-cell table:style-name="ce6">
                <text:p text:style-name="P8"><text:span text:style-name="T4">red wire, 2-4</text:span></text:p>
              </table:table-cell>
            </table:table-row>
            <table:table-row table:style-name="ro1">
              <table:table-cell table:style-name="ce5">
                <text:p text:style-name="P7"><text:span text:style-name="T4">7</text:span></text:p>
              </table:table-cell>
              <table:table-cell table:style-name="ce6">
                <text:p text:style-name="P8"><text:span text:style-name="T4">nothing</text:span></text:p>
              </table:table-cell>
            </table:table-row>
            <table:table-row table:style-name="ro1">
              <table:table-cell table:style-name="ce5">
                <text:p text:style-name="P7"><text:span text:style-name="T4">8</text:span></text:p>
              </table:table-cell>
              <table:table-cell table:style-name="ce6">
                <text:p text:style-name="P8"><text:span text:style-name="T4">nothing</text:span></text:p>
              </table:table-cell>
            </table:table-row>
            <table:table-row table:style-name="ro1">
              <table:table-cell table:style-name="ce5">
                <text:p text:style-name="P7"><text:span text:style-name="T4">9</text:span></text:p>
              </table:table-cell>
              <table:table-cell table:style-name="ce6">
                <text:p text:style-name="P8"><text:span text:style-name="T4">to ide 11</text:span></text:p>
              </table:table-cell>
            </table:table-row>
            <table:table-row table:style-name="ro1">
              <table:table-cell table:style-name="ce5">
                <text:p text:style-name="P7"><text:span text:style-name="T4">10</text:span></text:p>
              </table:table-cell>
              <table:table-cell table:style-name="ce6">
                <text:p text:style-name="P8"><text:span text:style-name="T4">brake parallax w-red</text:span></text:p>
              </table:table-cell>
            </table:table-row>
            <table:table-row table:style-name="ro1">
              <table:table-cell table:style-name="ce5">
                <text:p text:style-name="P7"><text:span text:style-name="T4">11</text:span></text:p>
              </table:table-cell>
              <table:table-cell table:style-name="ce6">
                <text:p text:style-name="P8"><text:span text:style-name="T4">to ide 9</text:span></text:p>
              </table:table-cell>
            </table:table-row>
            <table:table-row table:style-name="ro1">
              <table:table-cell table:style-name="ce5">
                <text:p text:style-name="P7"><text:span text:style-name="T4">12</text:span></text:p>
              </table:table-cell>
              <table:table-cell table:style-name="ce6">
                <text:p text:style-name="P8"><text:span text:style-name="T4">steering parallax w-green</text:span></text:p>
              </table:table-cell>
            </table:table-row>
            <table:table-row table:style-name="ro1">
              <table:table-cell table:style-name="ce5">
                <text:p text:style-name="P7"><text:span text:style-name="T4">13</text:span></text:p>
              </table:table-cell>
              <table:table-cell table:style-name="ce6">
                <text:p text:style-name="P8"><text:span text:style-name="T4">Right 6</text:span></text:p>
              </table:table-cell>
            </table:table-row>
            <table:table-row table:style-name="ro1">
              <table:table-cell table:style-name="ce5">
                <text:p text:style-name="P7"><text:span text:style-name="T4">14</text:span></text:p>
              </table:table-cell>
              <table:table-cell table:style-name="ce6">
                <text:p text:style-name="P8"><text:span text:style-name="T4">nothing</text:span></text:p>
              </table:table-cell>
            </table:table-row>
            <table:table-row table:style-name="ro1">
              <table:table-cell table:style-name="ce5">
                <text:p text:style-name="P7"><text:span text:style-name="T4">15</text:span></text:p>
              </table:table-cell>
              <table:table-cell table:style-name="ce6">
                <text:p text:style-name="P8"><text:span text:style-name="T4">Right 6</text:span></text:p>
              </table:table-cell>
            </table:table-row>
            <table:table-row table:style-name="ro1">
              <table:table-cell table:style-name="ce5">
                <text:p text:style-name="P7"><text:span text:style-name="T4">16</text:span></text:p>
              </table:table-cell>
              <table:table-cell table:style-name="ce6">
                <text:p text:style-name="P8"><text:span text:style-name="T4">nothing</text:span></text:p>
              </table:table-cell>
            </table:table-row>
            <table:table-row table:style-name="ro1">
              <table:table-cell table:style-name="ce5">
                <text:p text:style-name="P7"><text:span text:style-name="T4">17</text:span></text:p>
              </table:table-cell>
              <table:table-cell table:style-name="ce6">
                <text:p text:style-name="P8"><text:span text:style-name="T4">Right 6</text:span></text:p>
              </table:table-cell>
            </table:table-row>
            <table:table-row table:style-name="ro1">
              <table:table-cell table:style-name="ce5">
                <text:p text:style-name="P7"><text:span text:style-name="T4">18</text:span></text:p>
              </table:table-cell>
              <table:table-cell table:style-name="ce6">
                <text:p text:style-name="P8"><text:span text:style-name="T4">nothing</text:span></text:p>
              </table:table-cell>
            </table:table-row>
            <table:table-row table:style-name="ro1">
              <table:table-cell table:style-name="ce5">
                <text:p text:style-name="P7"><text:span text:style-name="T4">19</text:span></text:p>
              </table:table-cell>
              <table:table-cell table:style-name="ce6">
                <text:p text:style-name="P8"><text:span text:style-name="T4">orange in bundle</text:span></text:p>
              </table:table-cell>
            </table:table-row>
            <table:table-row table:style-name="ro1">
              <table:table-cell table:style-name="ce5">
                <text:p text:style-name="P7"><text:span text:style-name="T4">20</text:span></text:p>
              </table:table-cell>
              <table:table-cell table:style-name="ce6">
                <text:p text:style-name="P8"><text:span text:style-name="T4">nothing</text:span></text:p>
              </table:table-cell>
            </table:table-row>
            <table:table-row table:style-name="ro1">
              <table:table-cell table:style-name="ce5">
                <text:p text:style-name="P7"><text:span text:style-name="T4">21</text:span></text:p>
              </table:table-cell>
              <table:table-cell table:style-name="ce6">
                <text:p text:style-name="P8"><text:span text:style-name="T4">Orange/white in bundle</text:span></text:p>
              </table:table-cell>
            </table:table-row>
            <table:table-row table:style-name="ro1">
              <table:table-cell table:style-name="ce5">
                <text:p text:style-name="P7"><text:span text:style-name="T4">22</text:span></text:p>
              </table:table-cell>
              <table:table-cell table:style-name="ce6">
                <text:p text:style-name="P8"><text:span text:style-name="T4">orange wire taped next to brown</text:span></text:p>
              </table:table-cell>
            </table:table-row>
            <table:table-row table:style-name="ro1">
              <table:table-cell table:style-name="ce5">
                <text:p text:style-name="P7"><text:span text:style-name="T4">23</text:span></text:p>
              </table:table-cell>
              <table:table-cell table:style-name="ce6">
                <text:p text:style-name="P8"><text:span text:style-name="T4">blue/white in bundle</text:span></text:p>
              </table:table-cell>
            </table:table-row>
            <table:table-row table:style-name="ro1">
              <table:table-cell table:style-name="ce5">
                <text:p text:style-name="P7"><text:span text:style-name="T4">24</text:span></text:p>
              </table:table-cell>
              <table:table-cell table:style-name="ce6">
                <text:p text:style-name="P8"><text:span text:style-name="T4">red into orange, N label</text:span></text:p>
              </table:table-cell>
            </table:table-row>
            <table:table-row table:style-name="ro1">
              <table:table-cell table:style-name="ce5">
                <text:p text:style-name="P7"><text:span text:style-name="T4">25</text:span></text:p>
              </table:table-cell>
              <table:table-cell table:style-name="ce6">
                <text:p text:style-name="P8"><text:span text:style-name="T4">brown in bundle</text:span></text:p>
              </table:table-cell>
            </table:table-row>
            <table:table-row table:style-name="ro4">
              <table:table-cell table:style-name="ce5">
                <text:p text:style-name="P7"><text:span text:style-name="T4">26</text:span></text:p>
              </table:table-cell>
              <table:table-cell table:style-name="ce6">
                <text:p text:style-name="P8"><text:span text:style-name="T4">purple, krpa 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1" draw:text-style-name="P5" draw:layer="layout" svg:width="1.924cm" svg:height="0.645cm" svg:x="22.895cm" svg:y="1.16cm">
          <draw:text-box>
            <text:p><text:span text:style-name="T1">Ide cable</text:span></text:p>
          </draw:text-box>
        </draw:frame>
        <draw:frame draw:style-name="gr41" draw:text-style-name="P5" draw:layer="layout" svg:width="2.606cm" svg:height="0.645cm" svg:x="7.731cm" svg:y="17.002cm">
          <draw:text-box>
            <text:p><text:span text:style-name="T1">Toggle switch</text:span></text:p>
          </draw:text-box>
        </draw:frame>
        <draw:frame draw:style-name="standard" draw:layer="layout" svg:width="2.629cm" svg:height="0.997cm" svg:x="7.83cm" svg:y="17.695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>
              <table:table-cell table:style-name="ce7">
                <text:p text:style-name="P9">acc</text:p>
              </table:table-cell>
              <table:table-cell table:style-name="ce8">
                <text:p text:style-name="P9">Battery +</text:p>
              </table:table-cell>
            </table:table-row>
            <table:table-row table:style-name="ro1">
              <table:table-cell table:style-name="ce9">
                <text:p text:style-name="P9">power</text:p>
              </table:table-cell>
              <table:table-cell table:style-name="ce10">
                <text:p text:style-name="P9">Left 2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1" draw:text-style-name="P5" draw:layer="layout" svg:width="2.898cm" svg:height="0.645cm" svg:x="8.112cm" svg:y="9.307cm">
          <draw:text-box>
            <text:p text:style-name="P5"><text:span text:style-name="T1">Krpa 11 d11 12</text:span></text:p>
          </draw:text-box>
        </draw:frame>
        <draw:frame draw:style-name="gr20" draw:text-style-name="P3" draw:layer="layout" svg:width="0.621cm" svg:height="0.489cm" svg:x="10.017cm" svg:y="10.85cm">
          <draw:text-box>
            <text:p text:style-name="P3"><text:span text:style-name="T2">1</text:span></text:p>
          </draw:text-box>
        </draw:frame>
        <draw:frame draw:style-name="gr20" draw:text-style-name="P3" draw:layer="layout" svg:width="0.621cm" svg:height="0.489cm" svg:x="10.906cm" svg:y="10.85cm">
          <draw:text-box>
            <text:p text:style-name="P3"><text:span text:style-name="T2">2</text:span></text:p>
          </draw:text-box>
        </draw:frame>
        <draw:frame draw:style-name="gr20" draw:text-style-name="P3" draw:layer="layout" svg:width="0.621cm" svg:height="0.489cm" svg:x="10.017cm" svg:y="10.234cm">
          <draw:text-box>
            <text:p text:style-name="P3"><text:span text:style-name="T2">4</text:span></text:p>
          </draw:text-box>
        </draw:frame>
        <draw:frame draw:style-name="gr20" draw:text-style-name="P3" draw:layer="layout" svg:width="0.621cm" svg:height="0.489cm" svg:x="10.906cm" svg:y="10.234cm">
          <draw:text-box>
            <text:p text:style-name="P3"><text:span text:style-name="T2">3</text:span></text:p>
          </draw:text-box>
        </draw:frame>
        <draw:frame draw:style-name="gr20" draw:text-style-name="P3" draw:layer="layout" svg:width="0.621cm" svg:height="0.489cm" svg:x="7.745cm" svg:y="10.85cm">
          <draw:text-box>
            <text:p text:style-name="P3"><text:span text:style-name="T2">7</text:span></text:p>
          </draw:text-box>
        </draw:frame>
        <draw:frame draw:style-name="gr20" draw:text-style-name="P3" draw:layer="layout" svg:width="0.621cm" svg:height="0.489cm" svg:x="8.634cm" svg:y="10.85cm">
          <draw:text-box>
            <text:p text:style-name="P3"><text:span text:style-name="T2">8</text:span></text:p>
          </draw:text-box>
        </draw:frame>
        <draw:frame draw:style-name="gr20" draw:text-style-name="P3" draw:layer="layout" svg:width="0.621cm" svg:height="0.489cm" svg:x="7.745cm" svg:y="10.234cm">
          <draw:text-box>
            <text:p text:style-name="P3"><text:span text:style-name="T2">6</text:span></text:p>
          </draw:text-box>
        </draw:frame>
        <draw:frame draw:style-name="gr20" draw:text-style-name="P3" draw:layer="layout" svg:width="0.621cm" svg:height="0.489cm" svg:x="8.634cm" svg:y="10.234cm">
          <draw:text-box>
            <text:p text:style-name="P3"><text:span text:style-name="T2">5</text:span></text:p>
          </draw:text-box>
        </draw:frame>
        <draw:custom-shape draw:style-name="gr42" draw:text-style-name="P1" draw:layer="layout" svg:width="4.191cm" svg:height="2.286cm" svg:x="7.604cm" svg:y="9.30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658cm" svg:height="2.696cm" svg:x="8.356cm" svg:y="12.02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4">
              <table:table-cell table:style-name="ce11">
                <text:p text:style-name="P10">2</text:p>
              </table:table-cell>
              <table:table-cell table:style-name="ce12">
                <text:p text:style-name="P11">Right 5</text:p>
              </table:table-cell>
            </table:table-row>
            <table:table-row table:style-name="ro1">
              <table:table-cell table:style-name="ce13">
                <text:p text:style-name="P10">5</text:p>
              </table:table-cell>
              <table:table-cell table:style-name="ce14">
                <text:p text:style-name="P11">Label 10, brown</text:p>
              </table:table-cell>
            </table:table-row>
            <table:table-row table:style-name="ro1">
              <table:table-cell table:style-name="ce15">
                <text:p text:style-name="P10">6</text:p>
              </table:table-cell>
              <table:table-cell table:style-name="ce16">
                <text:p text:style-name="P11">Ide 26, purple</text:p>
              </table:table-cell>
            </table:table-row>
            <table:table-row table:style-name="ro1">
              <table:table-cell table:style-name="ce17">
                <text:p text:style-name="P10">7</text:p>
              </table:table-cell>
              <table:table-cell table:style-name="ce18">
                <text:p text:style-name="P11">Right 8</text:p>
              </table:table-cell>
            </table:table-row>
            <table:table-row table:style-name="ro4">
              <table:table-cell table:style-name="ce19">
                <text:p text:style-name="P10">8</text:p>
              </table:table-cell>
              <table:table-cell table:style-name="ce20">
                <text:p text:style-name="P11">Label 9, orang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1" draw:text-style-name="P5" draw:layer="layout" svg:width="3.283cm" svg:height="0.645cm" svg:x="17.656cm" svg:y="8.62cm">
          <draw:text-box>
            <text:p><text:span text:style-name="T1">Power distribution</text:span></text:p>
          </draw:text-box>
        </draw:frame>
        <draw:frame draw:style-name="standard" draw:layer="layout" svg:width="4.191cm" svg:height="4.229cm" svg:x="14.969cm" svg:y="15.895cm">
          <table:table table:template-name="default" table:use-first-row-styles="true" table:use-banding-rows-styles="true">
            <table:table-column table:style-name="co17"/>
            <table:table-column table:style-name="co12"/>
            <table:table-row table:style-name="ro1">
              <table:table-cell table:style-name="ce21">
                <text:p text:style-name="P10">1</text:p>
              </table:table-cell>
              <table:table-cell table:style-name="ce22">
                <text:p text:style-name="P11">Relay 30,85</text:p>
              </table:table-cell>
            </table:table-row>
            <table:table-row table:style-name="ro1">
              <table:table-cell table:style-name="ce23">
                <text:p text:style-name="P10">2</text:p>
              </table:table-cell>
              <table:table-cell table:style-name="ce24">
                <text:p text:style-name="P11">toggle switch power</text:p>
              </table:table-cell>
            </table:table-row>
            <table:table-row table:style-name="ro1">
              <table:table-cell table:style-name="ce25">
                <text:p text:style-name="P10">3</text:p>
              </table:table-cell>
              <table:table-cell table:style-name="ce26">
                <text:p text:style-name="P11">parallax steering +</text:p>
              </table:table-cell>
            </table:table-row>
            <table:table-row table:style-name="ro1">
              <table:table-cell table:style-name="ce27">
                <text:p text:style-name="P10">4</text:p>
              </table:table-cell>
              <table:table-cell table:style-name="ce28">
                <text:p text:style-name="P11">Relay 87, left 5</text:p>
              </table:table-cell>
            </table:table-row>
            <table:table-row table:style-name="ro1">
              <table:table-cell table:style-name="ce29">
                <text:p text:style-name="P10">5</text:p>
              </table:table-cell>
              <table:table-cell table:style-name="ce30">
                <text:p text:style-name="P11">Left 4, magnecraft (left 5)</text:p>
              </table:table-cell>
            </table:table-row>
            <table:table-row table:style-name="ro1">
              <table:table-cell table:style-name="ce31">
                <text:p text:style-name="P10">6</text:p>
              </table:table-cell>
              <table:table-cell table:style-name="ce32">
                <text:p text:style-name="P11">parallax steer -, taped relays 1-8</text:p>
              </table:table-cell>
            </table:table-row>
            <table:table-row table:style-name="ro5">
              <table:table-cell table:style-name="ce33">
                <text:p text:style-name="P10">7</text:p>
              </table:table-cell>
              <table:table-cell table:style-name="ce34">
                <text:p text:style-name="P11">Bat -, brown taped to letter N, brown taped orange ide 22</text:p>
              </table:table-cell>
            </table:table-row>
            <table:table-row table:style-name="ro1">
              <table:table-cell table:style-name="ce35">
                <text:p text:style-name="P10">8</text:p>
              </table:table-cell>
              <table:table-cell table:style-name="ce36">
                <text:p text:style-name="P11">parallax brake -, 12v plug -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3.431cm" svg:height="4.229cm" svg:x="19.858cm" svg:y="15.985cm">
          <table:table table:template-name="default" table:use-first-row-styles="true" table:use-banding-rows-styles="true">
            <table:table-column table:style-name="co15"/>
            <table:table-column table:style-name="co18"/>
            <table:table-row table:style-name="ro1">
              <table:table-cell table:style-name="ce37">
                <text:p text:style-name="P12">1</text:p>
              </table:table-cell>
              <table:table-cell table:style-name="ce38">
                <text:p text:style-name="P12">Ide 1, led, right 2</text:p>
              </table:table-cell>
            </table:table-row>
            <table:table-row table:style-name="ro1">
              <table:table-cell table:style-name="ce39">
                <text:p text:style-name="P12">2</text:p>
              </table:table-cell>
              <table:table-cell table:style-name="ce40">
                <text:p text:style-name="P12">Right 1, 12v plug +</text:p>
              </table:table-cell>
            </table:table-row>
            <table:table-row table:style-name="ro1">
              <table:table-cell table:style-name="ce41">
                <text:p text:style-name="P12">3</text:p>
              </table:table-cell>
              <table:table-cell table:style-name="ce42">
                <text:p text:style-name="P12">taped orange 1-4, right 3</text:p>
              </table:table-cell>
            </table:table-row>
            <table:table-row table:style-name="ro1">
              <table:table-cell table:style-name="ce43">
                <text:p text:style-name="P12">4</text:p>
              </table:table-cell>
              <table:table-cell table:style-name="ce44">
                <text:p text:style-name="P12">Right 3, taped 2-8</text:p>
              </table:table-cell>
            </table:table-row>
            <table:table-row table:style-name="ro1">
              <table:table-cell table:style-name="ce45">
                <text:p text:style-name="P12">5</text:p>
              </table:table-cell>
              <table:table-cell table:style-name="ce46">
                <text:p text:style-name="P12">Krpa 2, parallax brake +</text:p>
              </table:table-cell>
            </table:table-row>
            <table:table-row table:style-name="ro1">
              <table:table-cell table:style-name="ce47">
                <text:p text:style-name="P12">6</text:p>
              </table:table-cell>
              <table:table-cell table:style-name="ce48">
                <text:p text:style-name="P12">Led -, right 7, ide 13</text:p>
              </table:table-cell>
            </table:table-row>
            <table:table-row table:style-name="ro1">
              <table:table-cell table:style-name="ce49">
                <text:p text:style-name="P12">7</text:p>
              </table:table-cell>
              <table:table-cell table:style-name="ce50">
                <text:p text:style-name="P12">Right 6, right 8</text:p>
              </table:table-cell>
            </table:table-row>
            <table:table-row table:style-name="ro1">
              <table:table-cell table:style-name="ce51">
                <text:p text:style-name="P12">8</text:p>
              </table:table-cell>
              <table:table-cell table:style-name="ce52">
                <text:p text:style-name="P12">Right 7, krpa 7 (yellow)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1" draw:text-style-name="P3" draw:layer="layout" svg:width="0.79cm" svg:height="0.489cm" svg:x="14.924cm" svg:y="15.295cm">
          <draw:text-box>
            <text:p><text:span text:style-name="T2">left</text:span></text:p>
          </draw:text-box>
        </draw:frame>
        <draw:frame draw:style-name="gr41" draw:text-style-name="P3" draw:layer="layout" svg:width="0.921cm" svg:height="0.489cm" svg:x="20.53cm" svg:y="15.497cm">
          <draw:text-box>
            <text:p><text:span text:style-name="T2">r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2T13:19:35.752456184</meta:creation-date>
    <meta:generator>LibreOffice/4.1.4.2$Linux_X86_64 LibreOffice_project/410$Build-2</meta:generator>
    <dc:date>2014-02-17T10:40:47.261197012</dc:date>
    <meta:editing-duration>P4DT20H28M33S</meta:editing-duration>
    <meta:editing-cycles>92</meta:editing-cycles>
    <meta:document-statistic meta:object-count="286"/>
  </office:meta>
</office:document-meta>
</file>